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228in"/>
    </style:style>
    <style:style style:name="co2" style:family="table-column">
      <style:table-column-properties fo:break-before="auto" style:column-width="1.2091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1.0083in"/>
    </style:style>
    <style:style style:name="co7" style:family="table-column">
      <style:table-column-properties fo:break-before="auto" style:column-width="1.0819in"/>
    </style:style>
    <style:style style:name="co8" style:family="table-column">
      <style:table-column-properties fo:break-before="auto" style:column-width="1.261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4717in"/>
    </style:style>
    <style:style style:name="co11" style:family="table-column">
      <style:table-column-properties fo:break-before="auto" style:column-width="1.0917in"/>
    </style:style>
    <style:style style:name="co12" style:family="table-column">
      <style:table-column-properties fo:break-before="auto" style:column-width="1.8673in"/>
    </style:style>
    <style:style style:name="co13" style:family="table-column">
      <style:table-column-properties fo:break-before="auto" style:column-width="1.0043in"/>
    </style:style>
    <style:style style:name="co14" style:family="table-column">
      <style:table-column-properties fo:break-before="auto" style:column-width="1.1217in"/>
    </style:style>
    <style:style style:name="co15" style:family="table-column">
      <style:table-column-properties fo:break-before="auto" style:column-width="1.0626in"/>
    </style:style>
    <style:style style:name="co16" style:family="table-column">
      <style:table-column-properties fo:break-before="auto" style:column-width="1.1646in"/>
    </style:style>
    <style:style style:name="co17" style:family="table-column">
      <style:table-column-properties fo:break-before="auto" style:column-width="1.1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number-style style:name="N10003" number:language="en" number:country="US">
      <number:number number:decimal-places="0" number:min-decimal-places="0" number:min-integer-digits="1" number:grouping="true"/>
    </number:number-style>
    <number:percentage-style style:name="N10011" number:language="en" number:country="US">
      <number:number number:decimal-places="2" number:min-decimal-places="2" number:min-integer-digits="1"/>
      <number:text>%</number:text>
    </number:percentage-style>
    <number:number-style style:name="N20000" number:language="it" number:country="IT">
      <number:number number:min-integer-digits="1"/>
    </number:number-style>
    <number:number-style style:name="N20003" number:language="it" number:country="IT">
      <number:number number:decimal-places="0" number:min-decimal-places="0" number:min-integer-digits="1" number:grouping="true"/>
    </number:number-style>
    <number:percentage-style style:name="N20011" number:language="it" number:country="IT">
      <number:number number:decimal-places="2" number:min-decimal-places="2" number:min-integer-digits="1"/>
      <number:text>%</number:text>
    </number:percentage-style>
    <number:text-style style:name="N20100" number:language="it" number:country="IT">
      <number:text-content/>
    </number:text-style>
    <style:style style:name="ce93" style:family="table-cell" style:parent-style-name="Default" style:data-style-name="N20100">
      <style:table-cell-properties style:text-align-source="fix" style:repeat-content="false" style:vertical-align="top"/>
      <style:paragraph-properties fo:text-align="start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4" style:family="table-cell" style:parent-style-name="Default" style:data-style-name="N20100">
      <style:table-cell-properties style:text-align-source="fix" style:repeat-content="false" style:vertical-align="top"/>
      <style:paragraph-properties fo:text-align="start" fo:margin-left="0in"/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95" style:family="table-cell" style:parent-style-name="Default" style:data-style-name="N20100">
      <style:table-cell-properties style:text-align-source="fix" style:repeat-content="false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6" style:family="table-cell" style:parent-style-name="Default" style:data-style-name="N20100">
      <style:table-cell-properties style:text-align-source="fix" style:repeat-content="false" style:vertical-align="top"/>
      <style:paragraph-properties fo:text-align="start" fo:margin-left="0in"/>
      <style:text-properties fo:font-size="6pt" fo:font-style="italic" style:font-size-asian="6pt" style:font-style-asian="italic" style:font-size-complex="6pt" style:font-style-complex="italic"/>
    </style:style>
    <style:style style:name="ce98" style:family="table-cell" style:parent-style-name="Default" style:data-style-name="N20100">
      <style:table-cell-properties style:text-align-source="fix" style:repeat-content="false" style:vertical-align="top"/>
      <style:paragraph-properties fo:text-align="start" fo:margin-left="0in"/>
      <style:text-properties fo:font-style="normal" style:font-style-asian="normal" style:font-style-complex="normal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7" style:family="table-cell" style:parent-style-name="Default" style:data-style-name="N20000">
      <style:table-cell-properties style:text-align-source="fix" style:repeat-content="false" style:vertical-align="top"/>
      <style:paragraph-properties fo:text-align="start" fo:margin-left="0in"/>
      <style:text-properties fo:font-style="normal" style:font-style-asian="normal" style:font-style-complex="normal"/>
    </style:style>
    <style:style style:name="ce101" style:family="table-cell" style:parent-style-name="Default" style:data-style-name="N20000">
      <style:table-cell-properties style:text-align-source="fix" style:repeat-content="false" style:vertical-align="top"/>
      <style:paragraph-properties fo:text-align="start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 style:data-style-name="N20000">
      <style:table-cell-properties style:text-align-source="fix" style:repeat-content="false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20000">
      <style:table-cell-properties style:text-align-source="fix" style:repeat-content="false" style:vertical-align="top"/>
      <style:paragraph-properties fo:text-align="start" fo:margin-left="0in"/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15" style:family="table-cell" style:parent-style-name="Default" style:data-style-name="N20003">
      <style:table-cell-properties style:text-align-source="fix" style:repeat-content="false" style:vertical-align="top"/>
      <style:paragraph-properties fo:text-align="start" fo:margin-left="0in"/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16" style:family="table-cell" style:parent-style-name="Default" style:data-style-name="N10134">
      <style:table-cell-properties style:text-align-source="fix" style:repeat-content="false" style:vertical-align="top"/>
      <style:paragraph-properties fo:text-align="start" fo:margin-left="0in"/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17" style:family="table-cell" style:parent-style-name="Default" style:data-style-name="N10134">
      <style:table-cell-properties style:text-align-source="fix" style:repeat-content="false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18" style:family="table-cell" style:parent-style-name="Default" style:data-style-name="N10003">
      <style:table-cell-properties style:text-align-source="fix" style:repeat-content="false" style:vertical-align="top"/>
      <style:paragraph-properties fo:text-align="start" fo:margin-left="0in"/>
      <style:text-properties fo:font-size="6pt" fo:font-style="italic" style:font-size-asian="6pt" style:font-style-asian="italic" style:font-size-complex="6pt" style:font-style-complex="italic"/>
    </style:style>
    <style:style style:name="ce40" style:family="table-cell" style:parent-style-name="Default" style:data-style-name="N10134">
      <style:table-cell-properties style:text-align-source="fix" style:repeat-content="false" style:vertical-align="top"/>
      <style:paragraph-properties fo:text-align="start" fo:margin-left="0in"/>
      <style:text-properties fo:font-size="6pt" fo:font-style="italic" style:font-size-asian="6pt" style:font-style-asian="italic" style:font-size-complex="6pt" style:font-style-complex="italic"/>
    </style:style>
    <style:style style:name="ce120" style:family="table-cell" style:parent-style-name="Default" style:data-style-name="N10134">
      <style:table-cell-properties style:text-align-source="fix" style:repeat-content="false" style:vertical-align="top"/>
      <style:paragraph-properties fo:text-align="start" fo:margin-left="0in"/>
      <style:text-properties fo:font-style="normal" style:font-style-asian="normal" style:font-style-complex="normal"/>
    </style:style>
    <style:style style:name="ce121" style:family="table-cell" style:parent-style-name="Default" style:data-style-name="N10134">
      <style:table-cell-properties style:text-align-source="fix" style:repeat-content="false" style:vertical-align="top"/>
      <style:paragraph-properties fo:text-align="start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tyle="normal" style:font-style-asian="normal" style:font-style-complex="normal"/>
    </style:style>
    <style:style style:name="ce123" style:family="table-cell" style:parent-style-name="Default" style:data-style-name="N137">
      <style:table-cell-properties style:text-align-source="fix" style:repeat-content="false" style:vertical-align="top"/>
      <style:paragraph-properties fo:text-align="start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5" style:family="table-cell" style:parent-style-name="Default" style:data-style-name="N10134">
      <style:table-cell-properties style:text-align-source="fix" style:repeat-content="false" style:vertical-align="top"/>
      <style:paragraph-properties fo:text-align="start" fo:margin-left="0in"/>
    </style:style>
    <style:style style:name="ce125" style:family="table-cell" style:parent-style-name="Default" style:data-style-name="N10011">
      <style:table-cell-properties style:text-align-source="fix" style:repeat-content="false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6" style:family="table-cell" style:parent-style-name="Default" style:data-style-name="N10011">
      <style:table-cell-properties style:text-align-source="fix" style:repeat-content="false" style:vertical-align="top"/>
      <style:paragraph-properties fo:text-align="start" fo:margin-left="0in"/>
      <style:text-properties fo:font-style="normal" style:font-style-asian="normal" style:font-style-complex="normal"/>
    </style:style>
    <style:style style:name="ce127" style:family="table-cell" style:parent-style-name="Default" style:data-style-name="N10003">
      <style:table-cell-properties style:text-align-source="fix" style:repeat-content="false" style:vertical-align="top"/>
      <style:paragraph-properties fo:text-align="start" fo:margin-left="0in"/>
      <style:text-properties fo:font-style="normal" style:font-style-asian="normal" style:font-style-complex="normal"/>
    </style:style>
    <style:style style:name="ce128" style:family="table-cell" style:parent-style-name="Default" style:data-style-name="N10130">
      <style:table-cell-properties style:text-align-source="fix" style:repeat-content="false" style:vertical-align="top"/>
      <style:paragraph-properties fo:text-align="start" fo:margin-left="0in"/>
      <style:text-properties fo:font-style="normal" style:font-style-asian="normal" style:font-style-complex="normal"/>
    </style:style>
    <style:style style:name="ce129" style:family="table-cell" style:parent-style-name="Default" style:data-style-name="N20011">
      <style:table-cell-properties style:text-align-source="fix" style:repeat-content="false" style:vertical-align="top"/>
      <style:paragraph-properties fo:text-align="start" fo:margin-left="0in"/>
      <style:text-properties fo:font-style="normal" style:font-style-asian="normal" style:font-style-complex="normal"/>
    </style:style>
    <style:style style:name="ce130" style:family="table-cell" style:parent-style-name="Default" style:data-style-name="N20117">
      <style:table-cell-properties style:text-align-source="fix" style:repeat-content="false" style:vertical-align="top"/>
      <style:paragraph-properties fo:text-align="start" fo:margin-left="0in"/>
      <style:text-properties fo:font-style="normal" style:font-style-asian="normal" style:font-style-complex="normal"/>
    </style:style>
    <style:style style:name="ce131" style:family="table-cell" style:parent-style-name="Default" style:data-style-name="N132">
      <style:table-cell-properties style:text-align-source="fix" style:repeat-content="false" style:vertical-align="top"/>
      <style:paragraph-properties fo:text-align="start" fo:margin-left="0in"/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32" style:family="table-cell" style:parent-style-name="Default" style:data-style-name="N20000">
      <style:table-cell-properties style:text-align-source="fix" style:repeat-content="false" style:vertical-align="top"/>
      <style:paragraph-properties fo:text-align="start" fo:margin-left="0in"/>
      <style:text-properties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ce133" style:family="table-cell" style:parent-style-name="Default" style:data-style-name="N10134">
      <style:table-cell-properties style:text-align-source="fix" style:repeat-content="false" style:vertical-align="top"/>
      <style:paragraph-properties fo:text-align="start" fo:margin-left="0in"/>
      <style:text-properties fo:font-size="6pt" fo:font-style="normal" style:font-size-asian="6pt" style:font-style-asian="normal" style:font-size-complex="6pt" style:font-style-complex="normal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6pt" fo:font-style="italic" style:font-size-asian="6pt" style:font-style-asian="italic" style:font-size-complex="6pt" style:font-style-complex="italic"/>
    </style:style>
    <style:style style:name="ce56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57" style:family="table-cell" style:parent-style-name="Default" style:data-style-name="N10134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37">
      <style:table-cell-properties style:text-align-source="fix" style:repeat-content="false" style:vertical-align="top"/>
      <style:paragraph-properties fo:text-align="start" fo:margin-left="0in"/>
    </style:style>
    <style:style style:name="ce59" style:family="table-cell" style:parent-style-name="Default" style:data-style-name="N137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11">
      <style:table-cell-properties style:text-align-source="fix" style:repeat-content="false" style:vertical-align="top"/>
      <style:paragraph-properties fo:text-align="start" fo:margin-left="0in"/>
    </style:style>
    <style:style style:name="ce61" style:family="table-cell" style:parent-style-name="Default" style:data-style-name="N3">
      <style:table-cell-properties style:text-align-source="fix" style:repeat-content="false" style:vertical-align="top"/>
      <style:paragraph-properties fo:text-align="start" fo:margin-left="0in"/>
    </style:style>
    <style:style style:name="ce62" style:family="table-cell" style:parent-style-name="Default" style:data-style-name="N10130">
      <style:table-cell-properties style:text-align-source="fix" style:repeat-content="false" style:vertical-align="top"/>
      <style:paragraph-properties fo:text-align="start" fo:margin-left="0in"/>
    </style:style>
    <style:style style:name="ce78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6pt" style:font-size-asian="6pt" style:font-size-complex="6pt"/>
    </style:style>
    <style:style style:name="ce64" style:family="table-cell" style:parent-style-name="Default" style:data-style-name="N3">
      <style:table-cell-properties style:text-align-source="fix" style:repeat-content="false" style:vertical-align="top"/>
      <style:paragraph-properties fo:text-align="start" fo:margin-left="0in"/>
      <style:text-properties fo:font-size="6pt" fo:font-style="italic" style:font-size-asian="6pt" style:font-style-asian="italic" style:font-size-complex="6pt" style:font-style-complex="italic"/>
    </style:style>
    <style:style style:name="ce65" style:family="table-cell" style:parent-style-name="Default" style:data-style-name="N132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66" style:family="table-cell" style:parent-style-name="Default" style:data-style-name="N3">
      <style:table-cell-properties style:text-align-source="fix" style:repeat-content="false" style:vertical-align="top"/>
      <style:paragraph-properties fo:text-align="start" fo:margin-left="0in"/>
      <style:text-properties fo:font-size="6pt" style:font-size-asian="6pt" style:font-size-complex="6pt"/>
    </style:style>
    <style:style style:name="ce102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tyle="italic" style:font-style-asian="italic" style:font-style-complex="italic"/>
    </style:style>
    <style:style style:name="ce103" style:family="table-cell" style:parent-style-name="Default" style:data-style-name="N132">
      <style:table-cell-properties style:text-align-source="fix" style:repeat-content="false" style:vertical-align="top"/>
      <style:paragraph-properties fo:text-align="start" fo:margin-left="0in"/>
    </style:style>
    <style:style style:name="ce104" style:family="table-cell" style:parent-style-name="Default" style:data-style-name="N132">
      <style:table-cell-properties style:text-align-source="fix" style:repeat-content="false" style:vertical-align="top"/>
      <style:paragraph-properties fo:text-align="start" fo:margin-left="0in"/>
      <style:text-properties fo:font-size="6pt" style:font-size-asian="6pt" style:font-size-complex="6pt"/>
    </style:style>
    <style:style style:name="ce105" style:family="table-cell" style:parent-style-name="Default" style:data-style-name="N137">
      <style:table-cell-properties style:text-align-source="fix" style:repeat-content="false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06" style:family="table-cell" style:parent-style-name="Default" style:data-style-name="N137">
      <style:table-cell-properties style:text-align-source="fix" style:repeat-content="false" style:vertical-align="top"/>
      <style:paragraph-properties fo:text-align="start" fo:margin-left="0in"/>
      <style:text-properties fo:font-size="6pt" style:font-size-asian="6pt" style:font-size-complex="6pt"/>
    </style:style>
    <style:style style:name="ce72" style:family="table-cell" style:parent-style-name="Default" style:data-style-name="N10"/>
    <style:style style:name="ce73" style:family="table-cell" style:parent-style-name="Default" style:data-style-name="N10134"/>
    <style:style style:name="ce74" style:family="table-cell" style:parent-style-name="Default" style:data-style-name="N3"/>
    <style:style style:name="ce75" style:family="table-cell" style:parent-style-name="Default" style:data-style-name="N10130"/>
    <style:style style:name="ce76" style:family="table-cell" style:parent-style-name="Default" style:data-style-name="N11"/>
    <style:style style:name="ce77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 style:data-style-name="N10003"/>
  </office:automatic-styles>
  <office:body>
    <office:spreadsheet>
      <table:calculation-settings table:automatic-find-labels="false" table:use-regular-expressions="false" table:use-wildcards="true"/>
      <table:table table:name="esercizio 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16376" table:default-cell-style-name="ce7"/>
        <table:table-row table:style-name="ro1">
          <table:table-cell table:style-name="ce93"/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6" calcext:value-type="float">
            <text:p>6</text:p>
          </table:table-cell>
          <table:table-cell table:style-name="ce101"/>
          <table:table-cell table:number-columns-repeated="16376"/>
        </table:table-row>
        <table:table-row table:style-name="ro1">
          <table:table-cell table:style-name="ce93"/>
          <table:table-cell table:style-name="ce101" office:value-type="float" office:value="2025" calcext:value-type="float">
            <text:p>2025</text:p>
          </table:table-cell>
          <table:table-cell table:style-name="ce101" office:value-type="float" office:value="2026" calcext:value-type="float">
            <text:p>2026</text:p>
          </table:table-cell>
          <table:table-cell table:style-name="ce101" office:value-type="float" office:value="2027" calcext:value-type="float">
            <text:p>2027</text:p>
          </table:table-cell>
          <table:table-cell table:style-name="ce101" office:value-type="float" office:value="2028" calcext:value-type="float">
            <text:p>2028</text:p>
          </table:table-cell>
          <table:table-cell table:style-name="ce101" office:value-type="float" office:value="2029" calcext:value-type="float">
            <text:p>2029</text:p>
          </table:table-cell>
          <table:table-cell table:style-name="ce101" office:value-type="float" office:value="2030" calcext:value-type="float">
            <text:p>2030</text:p>
          </table:table-cell>
          <table:table-cell table:style-name="ce101"/>
          <table:table-cell table:number-columns-repeated="16376"/>
        </table:table-row>
        <table:table-row table:style-name="ro1">
          <table:table-cell table:style-name="ce94" office:value-type="string" calcext:value-type="string">
            <text:p>N. utenti</text:p>
          </table:table-cell>
          <table:table-cell table:style-name="ce112" table:number-columns-repeated="3"/>
          <table:table-cell table:style-name="ce115" office:value-type="float" office:value="1000" calcext:value-type="float">
            <text:p>1.000</text:p>
          </table:table-cell>
          <table:table-cell table:style-name="ce115" office:value-type="float" office:value="2000" calcext:value-type="float">
            <text:p>2.000</text:p>
          </table:table-cell>
          <table:table-cell table:style-name="ce115" office:value-type="float" office:value="2500" calcext:value-type="float">
            <text:p>2.500</text:p>
          </table:table-cell>
          <table:table-cell table:style-name="ce132"/>
          <table:table-cell table:style-name="Default" table:number-columns-repeated="16376"/>
        </table:table-row>
        <table:table-row table:style-name="ro1">
          <table:table-cell table:style-name="ce94" office:value-type="string" calcext:value-type="string">
            <text:p>Prezzo mensile</text:p>
          </table:table-cell>
          <table:table-cell table:style-name="ce112" table:number-columns-repeated="2"/>
          <table:table-cell table:style-name="ce131"/>
          <table:table-cell table:number-columns-repeated="3" table:style-name="ce131" office:value-type="currency" office:currency="EUR" office:value="11.99" calcext:value-type="currency">
            <text:p>€ 11.99</text:p>
          </table:table-cell>
          <table:table-cell table:style-name="ce132"/>
          <table:table-cell table:style-name="Default" table:number-columns-repeated="16376"/>
        </table:table-row>
        <table:table-row table:style-name="ro1">
          <table:table-cell table:style-name="ce95" office:value-type="string" calcext:value-type="string">
            <text:p>Ricavi SaaS</text:p>
          </table:table-cell>
          <table:table-cell table:style-name="ce101" table:number-columns-repeated="3"/>
          <table:table-cell table:style-name="ce121" table:formula="of:=[.E3]*[.E4]*12" office:value-type="currency" office:currency="EUR" office:value="143880" calcext:value-type="currency">
            <text:p>€ 143,880</text:p>
          </table:table-cell>
          <table:table-cell table:style-name="ce121" table:formula="of:=[.F3]*[.F4]*12" office:value-type="currency" office:currency="EUR" office:value="287760" calcext:value-type="currency">
            <text:p>€ 287,760</text:p>
          </table:table-cell>
          <table:table-cell table:style-name="ce121" table:formula="of:=[.G3]*[.G4]*12" office:value-type="currency" office:currency="EUR" office:value="359700" calcext:value-type="currency">
            <text:p>€ 359,700</text:p>
          </table:table-cell>
          <table:table-cell table:style-name="ce101"/>
          <table:table-cell table:number-columns-repeated="16376"/>
        </table:table-row>
        <table:table-row table:style-name="ro1">
          <table:table-cell table:style-name="ce94" office:value-type="string" calcext:value-type="string">
            <text:p>N. utenti</text:p>
          </table:table-cell>
          <table:table-cell table:style-name="ce112" table:number-columns-repeated="3"/>
          <table:table-cell table:style-name="ce115" office:value-type="float" office:value="500" calcext:value-type="float">
            <text:p>500</text:p>
          </table:table-cell>
          <table:table-cell table:style-name="ce115" office:value-type="float" office:value="1000" calcext:value-type="float">
            <text:p>1.000</text:p>
          </table:table-cell>
          <table:table-cell table:style-name="ce115" office:value-type="float" office:value="1500" calcext:value-type="float">
            <text:p>1.500</text:p>
          </table:table-cell>
          <table:table-cell table:style-name="ce132"/>
          <table:table-cell table:style-name="Default" table:number-columns-repeated="16376"/>
        </table:table-row>
        <table:table-row table:style-name="ro1">
          <table:table-cell table:style-name="ce94" office:value-type="string" calcext:value-type="string">
            <text:p>Prezzo una tantum</text:p>
          </table:table-cell>
          <table:table-cell table:style-name="ce112" table:number-columns-repeated="3"/>
          <table:table-cell table:number-columns-repeated="3" table:style-name="ce116" office:value-type="currency" office:currency="EUR" office:value="1500" calcext:value-type="currency">
            <text:p>€ 1,500</text:p>
          </table:table-cell>
          <table:table-cell table:style-name="ce132"/>
          <table:table-cell table:style-name="Default" table:number-columns-repeated="16376"/>
        </table:table-row>
        <table:table-row table:style-name="ro1">
          <table:table-cell table:style-name="ce95" office:value-type="string" calcext:value-type="string">
            <text:p>Ricavi self-hosting</text:p>
          </table:table-cell>
          <table:table-cell table:style-name="ce101" table:number-columns-repeated="3"/>
          <table:table-cell table:style-name="ce121" table:formula="of:=[.E6]*[.E7]" office:value-type="currency" office:currency="EUR" office:value="750000" calcext:value-type="currency">
            <text:p>€ 750,000</text:p>
          </table:table-cell>
          <table:table-cell table:style-name="ce121" table:formula="of:=[.F6]*[.F7]" office:value-type="currency" office:currency="EUR" office:value="1500000" calcext:value-type="currency">
            <text:p>€ 1,500,000</text:p>
          </table:table-cell>
          <table:table-cell table:style-name="ce121" table:formula="of:=[.G6]*[.G7]" office:value-type="currency" office:currency="EUR" office:value="2250000" calcext:value-type="currency">
            <text:p>€ 2,250,000</text:p>
          </table:table-cell>
          <table:table-cell table:style-name="ce101"/>
          <table:table-cell table:number-columns-repeated="16376"/>
        </table:table-row>
        <table:table-row table:style-name="ro1">
          <table:table-cell table:style-name="ce94" office:value-type="string" calcext:value-type="string">
            <text:p>N. utenti</text:p>
          </table:table-cell>
          <table:table-cell table:style-name="ce112" table:number-columns-repeated="3"/>
          <table:table-cell table:style-name="ce112" table:formula="of:=0.8*[.E6]" office:value-type="float" office:value="400" calcext:value-type="float">
            <text:p>400</text:p>
          </table:table-cell>
          <table:table-cell table:style-name="ce112" table:formula="of:=0.8*[.F6]" office:value-type="float" office:value="800" calcext:value-type="float">
            <text:p>800</text:p>
          </table:table-cell>
          <table:table-cell table:style-name="ce112" table:formula="of:=0.8*[.G6]" office:value-type="float" office:value="1200" calcext:value-type="float">
            <text:p>1200</text:p>
          </table:table-cell>
          <table:table-cell table:style-name="ce132"/>
          <table:table-cell table:style-name="Default" table:number-columns-repeated="16376"/>
        </table:table-row>
        <table:table-row table:style-name="ro1">
          <table:table-cell table:style-name="ce94" office:value-type="string" calcext:value-type="string">
            <text:p>Prezzo per utente per anno</text:p>
          </table:table-cell>
          <table:table-cell table:style-name="ce112" table:number-columns-repeated="3"/>
          <table:table-cell table:number-columns-repeated="3" table:style-name="ce116" office:value-type="currency" office:currency="EUR" office:value="500" calcext:value-type="currency">
            <text:p>€ 500</text:p>
          </table:table-cell>
          <table:table-cell table:style-name="ce132"/>
          <table:table-cell table:style-name="Default" table:number-columns-repeated="16376"/>
        </table:table-row>
        <table:table-row table:style-name="ro1">
          <table:table-cell table:style-name="ce95" office:value-type="string" calcext:value-type="string">
            <text:p>Ricavi assistenza</text:p>
          </table:table-cell>
          <table:table-cell table:style-name="ce101" table:number-columns-repeated="3"/>
          <table:table-cell table:style-name="ce121" table:formula="of:=[.E9]*[.E10]" office:value-type="currency" office:currency="EUR" office:value="200000" calcext:value-type="currency">
            <text:p>€ 200,000</text:p>
          </table:table-cell>
          <table:table-cell table:style-name="ce121" table:formula="of:=[.F9]*[.F10]" office:value-type="currency" office:currency="EUR" office:value="400000" calcext:value-type="currency">
            <text:p>€ 400,000</text:p>
          </table:table-cell>
          <table:table-cell table:style-name="ce121" table:formula="of:=[.G9]*[.G10]" office:value-type="currency" office:currency="EUR" office:value="600000" calcext:value-type="currency">
            <text:p>€ 600,000</text:p>
          </table:table-cell>
          <table:table-cell table:style-name="ce101"/>
          <table:table-cell table:number-columns-repeated="16376"/>
        </table:table-row>
        <table:table-row table:style-name="ro1">
          <table:table-cell table:style-name="ce93" office:value-type="string" calcext:value-type="string">
            <text:p>Totale ricavi</text:p>
          </table:table-cell>
          <table:table-cell table:style-name="ce101" table:number-columns-repeated="3"/>
          <table:table-cell table:style-name="ce121" table:formula="of:=[.E11]+[.E8]+[.E5]" office:value-type="currency" office:currency="EUR" office:value="1093880" calcext:value-type="currency">
            <text:p>€ 1,093,880</text:p>
          </table:table-cell>
          <table:table-cell table:style-name="ce121" table:formula="of:=[.F11]+[.F8]+[.F5]" office:value-type="currency" office:currency="EUR" office:value="2187760" calcext:value-type="currency">
            <text:p>€ 2,187,760</text:p>
          </table:table-cell>
          <table:table-cell table:style-name="ce121" table:formula="of:=[.G11]+[.G8]+[.G5]" office:value-type="currency" office:currency="EUR" office:value="3209700" calcext:value-type="currency">
            <text:p>€ 3,209,700</text:p>
          </table:table-cell>
          <table:table-cell table:style-name="ce101"/>
          <table:table-cell table:number-columns-repeated="16376"/>
        </table:table-row>
        <table:table-row table:style-name="ro1">
          <table:table-cell table:style-name="ce94" office:value-type="string" calcext:value-type="string">
            <text:p>N. programmatori</text:p>
          </table:table-cell>
          <table:table-cell table:number-columns-repeated="3" table:style-name="ce115" office:value-type="float" office:value="5" calcext:value-type="float">
            <text:p>5</text:p>
          </table:table-cell>
          <table:table-cell table:number-columns-repeated="3" table:style-name="ce115" office:value-type="float" office:value="3" calcext:value-type="float">
            <text:p>3</text:p>
          </table:table-cell>
          <table:table-cell table:style-name="ce132"/>
          <table:table-cell table:style-name="Default" table:number-columns-repeated="16376"/>
        </table:table-row>
        <table:table-row table:style-name="ro1">
          <table:table-cell table:style-name="ce94" office:value-type="string" calcext:value-type="string">
            <text:p>Stipendio lordo mensile</text:p>
          </table:table-cell>
          <table:table-cell table:style-name="ce116" office:value-type="currency" office:currency="EUR" office:value="-2000" calcext:value-type="currency">
            <text:p>-€ 2,000</text:p>
          </table:table-cell>
          <table:table-cell table:style-name="ce116" table:formula="of:=[.$B$14]" office:value-type="currency" office:currency="EUR" office:value="-2000" calcext:value-type="currency">
            <text:p>-€ 2,000</text:p>
          </table:table-cell>
          <table:table-cell table:style-name="ce116" table:formula="of:=[.$B$14]" office:value-type="currency" office:currency="EUR" office:value="-2000" calcext:value-type="currency">
            <text:p>-€ 2,000</text:p>
          </table:table-cell>
          <table:table-cell table:style-name="ce116" table:formula="of:=[.$B$14]" office:value-type="currency" office:currency="EUR" office:value="-2000" calcext:value-type="currency">
            <text:p>-€ 2,000</text:p>
          </table:table-cell>
          <table:table-cell table:style-name="ce116" table:formula="of:=[.$B$14]" office:value-type="currency" office:currency="EUR" office:value="-2000" calcext:value-type="currency">
            <text:p>-€ 2,000</text:p>
          </table:table-cell>
          <table:table-cell table:style-name="ce116" table:formula="of:=[.$B$14]" office:value-type="currency" office:currency="EUR" office:value="-2000" calcext:value-type="currency">
            <text:p>-€ 2,000</text:p>
          </table:table-cell>
          <table:table-cell table:style-name="ce132"/>
          <table:table-cell table:style-name="Default" table:number-columns-repeated="16376"/>
        </table:table-row>
        <table:table-row table:style-name="ro1">
          <table:table-cell table:style-name="ce95" office:value-type="string" calcext:value-type="string">
            <text:p>Costo programmatori back-end</text:p>
          </table:table-cell>
          <table:table-cell table:style-name="ce117" table:formula="of:=[.B13]*[.B14]*12" office:value-type="currency" office:currency="EUR" office:value="-120000" calcext:value-type="currency">
            <text:p>-€ 120,000</text:p>
          </table:table-cell>
          <table:table-cell table:style-name="ce117" table:formula="of:=[.C13]*[.C14]*12" office:value-type="currency" office:currency="EUR" office:value="-120000" calcext:value-type="currency">
            <text:p>-€ 120,000</text:p>
          </table:table-cell>
          <table:table-cell table:style-name="ce117" table:formula="of:=[.D13]*[.D14]*12" office:value-type="currency" office:currency="EUR" office:value="-120000" calcext:value-type="currency">
            <text:p>-€ 120,000</text:p>
          </table:table-cell>
          <table:table-cell table:style-name="ce117" table:formula="of:=[.E13]*[.E14]*12" office:value-type="currency" office:currency="EUR" office:value="-72000" calcext:value-type="currency">
            <text:p>-€ 72,000</text:p>
          </table:table-cell>
          <table:table-cell table:style-name="ce117" table:formula="of:=[.F13]*[.F14]*12" office:value-type="currency" office:currency="EUR" office:value="-72000" calcext:value-type="currency">
            <text:p>-€ 72,000</text:p>
          </table:table-cell>
          <table:table-cell table:style-name="ce117" table:formula="of:=[.G13]*[.G14]*12" office:value-type="currency" office:currency="EUR" office:value="-72000" calcext:value-type="currency">
            <text:p>-€ 72,000</text:p>
          </table:table-cell>
          <table:table-cell table:style-name="ce117"/>
          <table:table-cell table:style-name="ce18" table:number-columns-repeated="16376"/>
        </table:table-row>
        <table:table-row table:style-name="ro1">
          <table:table-cell table:style-name="ce96" office:value-type="string" calcext:value-type="string">
            <text:p>N. programmatori</text:p>
          </table:table-cell>
          <table:table-cell table:number-columns-repeated="3" table:style-name="ce118" office:value-type="float" office:value="3" calcext:value-type="float">
            <text:p>3</text:p>
          </table:table-cell>
          <table:table-cell table:number-columns-repeated="3" table:style-name="ce118" office:value-type="float" office:value="2" calcext:value-type="float">
            <text:p>2</text:p>
          </table:table-cell>
          <table:table-cell table:style-name="ce133"/>
          <table:table-cell table:style-name="Default" table:number-columns-repeated="16376"/>
        </table:table-row>
        <table:table-row table:style-name="ro1">
          <table:table-cell table:style-name="ce94" office:value-type="string" calcext:value-type="string">
            <text:p>Stipendio lordo mensile</text:p>
          </table:table-cell>
          <table:table-cell table:style-name="ce116" office:value-type="currency" office:currency="EUR" office:value="-1800" calcext:value-type="currency">
            <text:p>-€ 1,800</text:p>
          </table:table-cell>
          <table:table-cell table:style-name="ce116" table:formula="of:=[.$B$17]" office:value-type="currency" office:currency="EUR" office:value="-1800" calcext:value-type="currency">
            <text:p>-€ 1,800</text:p>
          </table:table-cell>
          <table:table-cell table:style-name="ce116" table:formula="of:=[.$B$17]" office:value-type="currency" office:currency="EUR" office:value="-1800" calcext:value-type="currency">
            <text:p>-€ 1,800</text:p>
          </table:table-cell>
          <table:table-cell table:style-name="ce116" table:formula="of:=[.$B$17]" office:value-type="currency" office:currency="EUR" office:value="-1800" calcext:value-type="currency">
            <text:p>-€ 1,800</text:p>
          </table:table-cell>
          <table:table-cell table:style-name="ce116" table:formula="of:=[.$B$17]" office:value-type="currency" office:currency="EUR" office:value="-1800" calcext:value-type="currency">
            <text:p>-€ 1,800</text:p>
          </table:table-cell>
          <table:table-cell table:style-name="ce116" table:formula="of:=[.$B$17]" office:value-type="currency" office:currency="EUR" office:value="-1800" calcext:value-type="currency">
            <text:p>-€ 1,800</text:p>
          </table:table-cell>
          <table:table-cell table:style-name="ce116"/>
          <table:table-cell table:style-name="ce112" table:number-columns-repeated="16376"/>
        </table:table-row>
        <table:table-row table:style-name="ro1">
          <table:table-cell table:style-name="ce95" office:value-type="string" calcext:value-type="string">
            <text:p>Costo programmatori front-end</text:p>
          </table:table-cell>
          <table:table-cell table:style-name="ce117" table:formula="of:=[.B16]*[.B17]*12" office:value-type="currency" office:currency="EUR" office:value="-64800" calcext:value-type="currency">
            <text:p>-€ 64,800</text:p>
          </table:table-cell>
          <table:table-cell table:style-name="ce117" table:formula="of:=[.C16]*[.C17]*12" office:value-type="currency" office:currency="EUR" office:value="-64800" calcext:value-type="currency">
            <text:p>-€ 64,800</text:p>
          </table:table-cell>
          <table:table-cell table:style-name="ce117" table:formula="of:=[.D16]*[.D17]*12" office:value-type="currency" office:currency="EUR" office:value="-64800" calcext:value-type="currency">
            <text:p>-€ 64,800</text:p>
          </table:table-cell>
          <table:table-cell table:style-name="ce117" table:formula="of:=[.E16]*[.E17]*12" office:value-type="currency" office:currency="EUR" office:value="-43200" calcext:value-type="currency">
            <text:p>-€ 43,200</text:p>
          </table:table-cell>
          <table:table-cell table:style-name="ce117" table:formula="of:=[.F16]*[.F17]*12" office:value-type="currency" office:currency="EUR" office:value="-43200" calcext:value-type="currency">
            <text:p>-€ 43,200</text:p>
          </table:table-cell>
          <table:table-cell table:style-name="ce117" table:formula="of:=[.G16]*[.G17]*12" office:value-type="currency" office:currency="EUR" office:value="-43200" calcext:value-type="currency">
            <text:p>-€ 43,200</text:p>
          </table:table-cell>
          <table:table-cell table:style-name="ce117"/>
          <table:table-cell table:style-name="ce18" table:number-columns-repeated="16376"/>
        </table:table-row>
        <table:table-row table:style-name="ro1">
          <table:table-cell table:style-name="ce96" office:value-type="string" calcext:value-type="string">
            <text:p>N. personale amministrativo</text:p>
          </table:table-cell>
          <table:table-cell table:number-columns-repeated="4" table:style-name="ce118" office:value-type="float" office:value="4" calcext:value-type="float">
            <text:p>4</text:p>
          </table:table-cell>
          <table:table-cell table:number-columns-repeated="2" table:style-name="ce118" office:value-type="float" office:value="5" calcext:value-type="float">
            <text:p>5</text:p>
          </table:table-cell>
          <table:table-cell table:style-name="ce40"/>
          <table:table-cell table:style-name="Default" table:number-columns-repeated="16376"/>
        </table:table-row>
        <table:table-row table:style-name="ro1">
          <table:table-cell table:style-name="ce96" office:value-type="string" calcext:value-type="string">
            <text:p>Stipendio lordo mensile</text:p>
          </table:table-cell>
          <table:table-cell table:style-name="ce40" office:value-type="currency" office:currency="EUR" office:value="-1800" calcext:value-type="currency">
            <text:p>-€ 1,800</text:p>
          </table:table-cell>
          <table:table-cell table:style-name="ce40" table:formula="of:=[.$B$20]" office:value-type="currency" office:currency="EUR" office:value="-1800" calcext:value-type="currency">
            <text:p>-€ 1,800</text:p>
          </table:table-cell>
          <table:table-cell table:style-name="ce40" table:formula="of:=[.$B$20]" office:value-type="currency" office:currency="EUR" office:value="-1800" calcext:value-type="currency">
            <text:p>-€ 1,800</text:p>
          </table:table-cell>
          <table:table-cell table:style-name="ce40" table:formula="of:=[.$B$20]" office:value-type="currency" office:currency="EUR" office:value="-1800" calcext:value-type="currency">
            <text:p>-€ 1,800</text:p>
          </table:table-cell>
          <table:table-cell table:style-name="ce40" table:formula="of:=[.$B$20]" office:value-type="currency" office:currency="EUR" office:value="-1800" calcext:value-type="currency">
            <text:p>-€ 1,800</text:p>
          </table:table-cell>
          <table:table-cell table:style-name="ce40" table:formula="of:=[.$B$20]" office:value-type="currency" office:currency="EUR" office:value="-1800" calcext:value-type="currency">
            <text:p>-€ 1,800</text:p>
          </table:table-cell>
          <table:table-cell table:style-name="ce40"/>
          <table:table-cell table:style-name="Default" table:number-columns-repeated="16376"/>
        </table:table-row>
        <table:table-row table:style-name="ro1">
          <table:table-cell table:style-name="ce98" office:value-type="string" calcext:value-type="string">
            <text:p>Costo personale amministrativo</text:p>
          </table:table-cell>
          <table:table-cell table:style-name="ce120" table:formula="of:=[.B19]*[.B20]*12" office:value-type="currency" office:currency="EUR" office:value="-86400" calcext:value-type="currency">
            <text:p>-€ 86,400</text:p>
          </table:table-cell>
          <table:table-cell table:style-name="ce120" table:formula="of:=[.C19]*[.C20]*12" office:value-type="currency" office:currency="EUR" office:value="-86400" calcext:value-type="currency">
            <text:p>-€ 86,400</text:p>
          </table:table-cell>
          <table:table-cell table:style-name="ce120" table:formula="of:=[.D19]*[.D20]*12" office:value-type="currency" office:currency="EUR" office:value="-86400" calcext:value-type="currency">
            <text:p>-€ 86,400</text:p>
          </table:table-cell>
          <table:table-cell table:style-name="ce120" table:formula="of:=[.E19]*[.E20]*12" office:value-type="currency" office:currency="EUR" office:value="-86400" calcext:value-type="currency">
            <text:p>-€ 86,400</text:p>
          </table:table-cell>
          <table:table-cell table:style-name="ce120" table:formula="of:=[.F19]*[.F20]*12" office:value-type="currency" office:currency="EUR" office:value="-108000" calcext:value-type="currency">
            <text:p>-€ 108,000</text:p>
          </table:table-cell>
          <table:table-cell table:style-name="ce120" table:formula="of:=[.G19]*[.G20]*12" office:value-type="currency" office:currency="EUR" office:value="-108000" calcext:value-type="currency">
            <text:p>-€ 108,000</text:p>
          </table:table-cell>
          <table:table-cell table:style-name="ce120"/>
          <table:table-cell table:number-columns-repeated="16376"/>
        </table:table-row>
        <table:table-row table:style-name="ro1">
          <table:table-cell table:style-name="ce93" office:value-type="string" calcext:value-type="string">
            <text:p>Totale costi</text:p>
          </table:table-cell>
          <table:table-cell table:style-name="ce120" table:formula="of:=[.B21]+[.B18]+[.B15]" office:value-type="currency" office:currency="EUR" office:value="-271200" calcext:value-type="currency">
            <text:p>-€ 271,200</text:p>
          </table:table-cell>
          <table:table-cell table:style-name="ce120" table:formula="of:=[.C21]+[.C18]+[.C15]" office:value-type="currency" office:currency="EUR" office:value="-271200" calcext:value-type="currency">
            <text:p>-€ 271,200</text:p>
          </table:table-cell>
          <table:table-cell table:style-name="ce120" table:formula="of:=[.D21]+[.D18]+[.D15]" office:value-type="currency" office:currency="EUR" office:value="-271200" calcext:value-type="currency">
            <text:p>-€ 271,200</text:p>
          </table:table-cell>
          <table:table-cell table:style-name="ce120" table:formula="of:=[.E21]+[.E18]+[.E15]" office:value-type="currency" office:currency="EUR" office:value="-201600" calcext:value-type="currency">
            <text:p>-€ 201,600</text:p>
          </table:table-cell>
          <table:table-cell table:style-name="ce120" table:formula="of:=[.F21]+[.F18]+[.F15]" office:value-type="currency" office:currency="EUR" office:value="-223200" calcext:value-type="currency">
            <text:p>-€ 223,200</text:p>
          </table:table-cell>
          <table:table-cell table:style-name="ce120" table:formula="of:=[.G21]+[.G18]+[.G15]" office:value-type="currency" office:currency="EUR" office:value="-223200" calcext:value-type="currency">
            <text:p>-€ 223,200</text:p>
          </table:table-cell>
          <table:table-cell table:style-name="ce120"/>
          <table:table-cell table:number-columns-repeated="16376"/>
        </table:table-row>
        <table:table-row table:style-name="ro1">
          <table:table-cell table:style-name="ce93" office:value-type="string" calcext:value-type="string">
            <text:p>EBITDA</text:p>
          </table:table-cell>
          <table:table-cell table:style-name="ce121" table:formula="of:=[.B12]+[.B22]" office:value-type="currency" office:currency="EUR" office:value="-271200" calcext:value-type="currency">
            <text:p>-€ 271,200</text:p>
          </table:table-cell>
          <table:table-cell table:style-name="ce121" table:formula="of:=[.C12]+[.C22]" office:value-type="currency" office:currency="EUR" office:value="-271200" calcext:value-type="currency">
            <text:p>-€ 271,200</text:p>
          </table:table-cell>
          <table:table-cell table:style-name="ce121" table:formula="of:=[.D12]+[.D22]" office:value-type="currency" office:currency="EUR" office:value="-271200" calcext:value-type="currency">
            <text:p>-€ 271,200</text:p>
          </table:table-cell>
          <table:table-cell table:style-name="ce121" table:formula="of:=[.E12]+[.E22]" office:value-type="currency" office:currency="EUR" office:value="892280" calcext:value-type="currency">
            <text:p>€ 892,280</text:p>
          </table:table-cell>
          <table:table-cell table:style-name="ce121" table:formula="of:=[.F12]+[.F22]" office:value-type="currency" office:currency="EUR" office:value="1964560" calcext:value-type="currency">
            <text:p>€ 1,964,560</text:p>
          </table:table-cell>
          <table:table-cell table:style-name="ce121" table:formula="of:=[.G12]+[.G22]" office:value-type="currency" office:currency="EUR" office:value="2986500" calcext:value-type="currency">
            <text:p>€ 2,986,500</text:p>
          </table:table-cell>
          <table:table-cell table:style-name="ce121"/>
          <table:table-cell table:style-name="ce101" table:number-columns-repeated="16376"/>
        </table:table-row>
        <table:table-row table:style-name="ro1">
          <table:table-cell table:style-name="ce98" office:value-type="string" calcext:value-type="string">
            <text:p>Amm 1</text:p>
          </table:table-cell>
          <table:table-cell table:style-name="ce122"/>
          <table:table-cell table:style-name="ce120" table:formula="of:=-ABS([.$B$31])/10" office:value-type="currency" office:currency="EUR" office:value="-11000" calcext:value-type="currency">
            <text:p>-€ 11,000</text:p>
          </table:table-cell>
          <table:table-cell table:style-name="ce120" table:formula="of:=[.C24]" office:value-type="currency" office:currency="EUR" office:value="-11000" calcext:value-type="currency">
            <text:p>-€ 11,000</text:p>
          </table:table-cell>
          <table:table-cell table:style-name="ce120" table:formula="of:=[.D24]" office:value-type="currency" office:currency="EUR" office:value="-11000" calcext:value-type="currency">
            <text:p>-€ 11,000</text:p>
          </table:table-cell>
          <table:table-cell table:style-name="ce120" table:formula="of:=[.E24]" office:value-type="currency" office:currency="EUR" office:value="-11000" calcext:value-type="currency">
            <text:p>-€ 11,000</text:p>
          </table:table-cell>
          <table:table-cell table:style-name="ce120" table:formula="of:=[.F24]" office:value-type="currency" office:currency="EUR" office:value="-11000" calcext:value-type="currency">
            <text:p>-€ 11,000</text:p>
          </table:table-cell>
          <table:table-cell table:style-name="ce120"/>
          <table:table-cell table:style-name="ce101" table:number-columns-repeated="16376"/>
        </table:table-row>
        <table:table-row table:style-name="ro1">
          <table:table-cell table:style-name="ce98" office:value-type="string" calcext:value-type="string">
            <text:p>Amm 2</text:p>
          </table:table-cell>
          <table:table-cell table:style-name="ce122" table:number-columns-repeated="2"/>
          <table:table-cell table:style-name="ce120" table:formula="of:=-ABS([.$C$31])/10" office:value-type="currency" office:currency="EUR" office:value="-12000" calcext:value-type="currency">
            <text:p>-€ 12,000</text:p>
          </table:table-cell>
          <table:table-cell table:style-name="ce120" table:formula="of:=[.D25]" office:value-type="currency" office:currency="EUR" office:value="-12000" calcext:value-type="currency">
            <text:p>-€ 12,000</text:p>
          </table:table-cell>
          <table:table-cell table:style-name="ce120" table:formula="of:=[.E25]" office:value-type="currency" office:currency="EUR" office:value="-12000" calcext:value-type="currency">
            <text:p>-€ 12,000</text:p>
          </table:table-cell>
          <table:table-cell table:style-name="ce120" table:formula="of:=[.F25]" office:value-type="currency" office:currency="EUR" office:value="-12000" calcext:value-type="currency">
            <text:p>-€ 12,000</text:p>
          </table:table-cell>
          <table:table-cell table:style-name="ce120"/>
          <table:table-cell table:style-name="ce101" table:number-columns-repeated="16376"/>
        </table:table-row>
        <table:table-row table:style-name="ro1">
          <table:table-cell table:style-name="ce98" office:value-type="string" calcext:value-type="string">
            <text:p>Amm 3</text:p>
          </table:table-cell>
          <table:table-cell table:style-name="ce120" table:number-columns-repeated="3"/>
          <table:table-cell table:style-name="ce120" table:formula="of:=-ABS([.$D$31])/10" office:value-type="currency" office:currency="EUR" office:value="-14000" calcext:value-type="currency">
            <text:p>-€ 14,000</text:p>
          </table:table-cell>
          <table:table-cell table:style-name="ce120" table:formula="of:=[.E26]" office:value-type="currency" office:currency="EUR" office:value="-14000" calcext:value-type="currency">
            <text:p>-€ 14,000</text:p>
          </table:table-cell>
          <table:table-cell table:style-name="ce120" table:formula="of:=[.F26]" office:value-type="currency" office:currency="EUR" office:value="-14000" calcext:value-type="currency">
            <text:p>-€ 14,000</text:p>
          </table:table-cell>
          <table:table-cell table:style-name="ce120"/>
          <table:table-cell table:style-name="ce101" table:number-columns-repeated="16376"/>
        </table:table-row>
        <table:table-row table:style-name="ro1">
          <table:table-cell table:style-name="ce93" office:value-type="string" calcext:value-type="string">
            <text:p>EBIT</text:p>
          </table:table-cell>
          <table:table-cell table:style-name="ce123" table:formula="of:=SUM([.B23:.B26])" office:value-type="currency" office:currency="EUR" office:value="-271200" calcext:value-type="currency">
            <text:p>-€ 271,200</text:p>
          </table:table-cell>
          <table:table-cell table:style-name="ce123" table:formula="of:=SUM([.C23:.C26])" office:value-type="currency" office:currency="EUR" office:value="-282200" calcext:value-type="currency">
            <text:p>-€ 282,200</text:p>
          </table:table-cell>
          <table:table-cell table:style-name="ce123" table:formula="of:=SUM([.D23:.D26])" office:value-type="currency" office:currency="EUR" office:value="-294200" calcext:value-type="currency">
            <text:p>-€ 294,200</text:p>
          </table:table-cell>
          <table:table-cell table:style-name="ce123" table:formula="of:=SUM([.E23:.E26])" office:value-type="currency" office:currency="EUR" office:value="855280" calcext:value-type="currency">
            <text:p>€ 855,280</text:p>
          </table:table-cell>
          <table:table-cell table:style-name="ce123" table:formula="of:=SUM([.F23:.F26])" office:value-type="currency" office:currency="EUR" office:value="1927560" calcext:value-type="currency">
            <text:p>€ 1,927,560</text:p>
          </table:table-cell>
          <table:table-cell table:style-name="ce123" table:formula="of:=SUM([.G23:.G26])" office:value-type="currency" office:currency="EUR" office:value="2949500" calcext:value-type="currency">
            <text:p>€ 2,949,500</text:p>
          </table:table-cell>
          <table:table-cell table:style-name="ce121"/>
          <table:table-cell table:style-name="ce30" table:number-columns-repeated="16376"/>
        </table:table-row>
        <table:table-row table:style-name="ro1">
          <table:table-cell table:style-name="ce30" office:value-type="string" calcext:value-type="string">
            <text:p>Imposte</text:p>
          </table:table-cell>
          <table:table-cell table:style-name="ce45" table:formula="of:=-MAX(0;[.B27]*[.$B$34])" office:value-type="currency" office:currency="EUR" office:value="-0" calcext:value-type="currency">
            <text:p>€ 0</text:p>
          </table:table-cell>
          <table:table-cell table:style-name="ce45" table:formula="of:=-MAX(0;[.C27]*[.$B$34])" office:value-type="currency" office:currency="EUR" office:value="-0" calcext:value-type="currency">
            <text:p>€ 0</text:p>
          </table:table-cell>
          <table:table-cell table:style-name="ce45" table:formula="of:=-MAX(0;[.D27]*[.$B$34])" office:value-type="currency" office:currency="EUR" office:value="-0" calcext:value-type="currency">
            <text:p>€ 0</text:p>
          </table:table-cell>
          <table:table-cell table:style-name="ce45" table:formula="of:=-MAX(0;[.E27]*[.$B$34])" office:value-type="currency" office:currency="EUR" office:value="-213820" calcext:value-type="currency">
            <text:p>-€ 213,820</text:p>
          </table:table-cell>
          <table:table-cell table:style-name="ce45" table:formula="of:=-MAX(0;[.F27]*[.$B$34])" office:value-type="currency" office:currency="EUR" office:value="-481890" calcext:value-type="currency">
            <text:p>-€ 481,890</text:p>
          </table:table-cell>
          <table:table-cell table:style-name="ce45" table:formula="of:=-MAX(0;[.G27]*[.$B$34])" office:value-type="currency" office:currency="EUR" office:value="-737375" calcext:value-type="currency">
            <text:p>-€ 737,375</text:p>
          </table:table-cell>
          <table:table-cell table:style-name="ce30"/>
          <table:table-cell table:style-name="ce101" table:number-columns-repeated="16376"/>
        </table:table-row>
        <table:table-row table:style-name="ro1">
          <table:table-cell table:style-name="ce93" office:value-type="string" calcext:value-type="string">
            <text:p>Utile netto</text:p>
          </table:table-cell>
          <table:table-cell table:style-name="ce121" table:formula="of:=SUM([.B27:.B28])" office:value-type="currency" office:currency="EUR" office:value="-271200" calcext:value-type="currency">
            <text:p>-€ 271,200</text:p>
          </table:table-cell>
          <table:table-cell table:style-name="ce121" table:formula="of:=SUM([.C27:.C28])" office:value-type="currency" office:currency="EUR" office:value="-282200" calcext:value-type="currency">
            <text:p>-€ 282,200</text:p>
          </table:table-cell>
          <table:table-cell table:style-name="ce121" table:formula="of:=SUM([.D27:.D28])" office:value-type="currency" office:currency="EUR" office:value="-294200" calcext:value-type="currency">
            <text:p>-€ 294,200</text:p>
          </table:table-cell>
          <table:table-cell table:style-name="ce121" table:formula="of:=SUM([.E27:.E28])" office:value-type="currency" office:currency="EUR" office:value="641460" calcext:value-type="currency">
            <text:p>€ 641,460</text:p>
          </table:table-cell>
          <table:table-cell table:style-name="ce121" table:formula="of:=SUM([.F27:.F28])" office:value-type="currency" office:currency="EUR" office:value="1445670" calcext:value-type="currency">
            <text:p>€ 1,445,670</text:p>
          </table:table-cell>
          <table:table-cell table:style-name="ce121" table:formula="of:=SUM([.G27:.G28])" office:value-type="currency" office:currency="EUR" office:value="2212125" calcext:value-type="currency">
            <text:p>€ 2,212,125</text:p>
          </table:table-cell>
          <table:table-cell table:style-name="ce121"/>
          <table:table-cell table:number-columns-repeated="16376"/>
        </table:table-row>
        <table:table-row table:style-name="ro1">
          <table:table-cell office:value-type="string" calcext:value-type="string">
            <text:p>+ Ammortamenti</text:p>
          </table:table-cell>
          <table:table-cell table:style-name="ce121" table:formula="of:=ABS(SUM([.B24:.B26]))" office:value-type="currency" office:currency="EUR" office:value="0" calcext:value-type="currency">
            <text:p>€ 0</text:p>
          </table:table-cell>
          <table:table-cell table:style-name="ce121" table:formula="of:=ABS(SUM([.C24:.C26]))" office:value-type="currency" office:currency="EUR" office:value="11000" calcext:value-type="currency">
            <text:p>€ 11,000</text:p>
          </table:table-cell>
          <table:table-cell table:style-name="ce121" table:formula="of:=ABS(SUM([.D24:.D26]))" office:value-type="currency" office:currency="EUR" office:value="23000" calcext:value-type="currency">
            <text:p>€ 23,000</text:p>
          </table:table-cell>
          <table:table-cell table:style-name="ce121" table:formula="of:=ABS(SUM([.E24:.E26]))" office:value-type="currency" office:currency="EUR" office:value="37000" calcext:value-type="currency">
            <text:p>€ 37,000</text:p>
          </table:table-cell>
          <table:table-cell table:style-name="ce121" table:formula="of:=ABS(SUM([.F24:.F26]))" office:value-type="currency" office:currency="EUR" office:value="37000" calcext:value-type="currency">
            <text:p>€ 37,000</text:p>
          </table:table-cell>
          <table:table-cell table:style-name="ce121" table:formula="of:=ABS(SUM([.G24:.G26]))" office:value-type="currency" office:currency="EUR" office:value="37000" calcext:value-type="currency">
            <text:p>€ 37,000</text:p>
          </table:table-cell>
          <table:table-cell table:style-name="ce120"/>
          <table:table-cell table:style-name="ce122" table:number-columns-repeated="16376"/>
        </table:table-row>
        <table:table-row table:style-name="ro1">
          <table:table-cell table:style-name="ce98" office:value-type="string" calcext:value-type="string">
            <text:p>- CaPeX</text:p>
          </table:table-cell>
          <table:table-cell table:style-name="ce120" office:value-type="currency" office:currency="EUR" office:value="-110000" calcext:value-type="currency">
            <text:p>-€ 110,000</text:p>
          </table:table-cell>
          <table:table-cell table:style-name="ce120" office:value-type="currency" office:currency="EUR" office:value="-120000" calcext:value-type="currency">
            <text:p>-€ 120,000</text:p>
          </table:table-cell>
          <table:table-cell table:style-name="ce120" office:value-type="currency" office:currency="EUR" office:value="-140000" calcext:value-type="currency">
            <text:p>-€ 140,000</text:p>
          </table:table-cell>
          <table:table-cell table:style-name="ce120" table:number-columns-repeated="4"/>
          <table:table-cell table:style-name="ce101" table:number-columns-repeated="16376"/>
        </table:table-row>
        <table:table-row table:style-name="ro1">
          <table:table-cell table:style-name="ce101" office:value-type="string" calcext:value-type="string">
            <text:p>Flusso di cassa</text:p>
          </table:table-cell>
          <table:table-cell table:style-name="ce121" table:formula="of:=SUM([.B29:.B31])" office:value-type="currency" office:currency="EUR" office:value="-381200" calcext:value-type="currency">
            <text:p>-€ 381,200</text:p>
          </table:table-cell>
          <table:table-cell table:style-name="ce121" table:formula="of:=SUM([.C29:.C31])" office:value-type="currency" office:currency="EUR" office:value="-391200" calcext:value-type="currency">
            <text:p>-€ 391,200</text:p>
          </table:table-cell>
          <table:table-cell table:style-name="ce121" table:formula="of:=SUM([.D29:.D31])" office:value-type="currency" office:currency="EUR" office:value="-411200" calcext:value-type="currency">
            <text:p>-€ 411,200</text:p>
          </table:table-cell>
          <table:table-cell table:style-name="ce121" table:formula="of:=SUM([.E29:.E31])" office:value-type="currency" office:currency="EUR" office:value="678460" calcext:value-type="currency">
            <text:p>€ 678,460</text:p>
          </table:table-cell>
          <table:table-cell table:style-name="ce121" table:formula="of:=SUM([.F29:.F31])" office:value-type="currency" office:currency="EUR" office:value="1482670" calcext:value-type="currency">
            <text:p>€ 1,482,670</text:p>
          </table:table-cell>
          <table:table-cell table:style-name="ce121" table:formula="of:=SUM([.G29:.G31])" office:value-type="currency" office:currency="EUR" office:value="2249125" calcext:value-type="currency">
            <text:p>€ 2,249,125</text:p>
          </table:table-cell>
          <table:table-cell table:style-name="ce121"/>
          <table:table-cell table:number-columns-repeated="16376"/>
        </table:table-row>
        <table:table-row table:style-name="ro1">
          <table:table-cell/>
          <table:table-cell table:style-name="ce120" table:number-columns-repeated="7"/>
          <table:table-cell table:number-columns-repeated="16376"/>
        </table:table-row>
        <table:table-row table:style-name="ro1">
          <table:table-cell table:style-name="ce18" office:value-type="string" calcext:value-type="string">
            <text:p>Aliquota fiscale</text:p>
          </table:table-cell>
          <table:table-cell table:style-name="ce125" office:value-type="percentage" office:value="0.25" calcext:value-type="percentage">
            <text:p>25.00%</text:p>
          </table:table-cell>
          <table:table-cell table:style-name="ce121" table:number-columns-repeated="6"/>
          <table:table-cell table:number-columns-repeated="16376"/>
        </table:table-row>
        <table:table-row table:style-name="ro1">
          <table:table-cell office:value-type="string" calcext:value-type="string">
            <text:p>Growth rate</text:p>
          </table:table-cell>
          <table:table-cell table:style-name="ce126" office:value-type="percentage" office:value="0.02" calcext:value-type="percentage">
            <text:p>2.00%</text:p>
          </table:table-cell>
          <table:table-cell table:style-name="ce126" table:number-columns-repeated="2"/>
          <table:table-cell table:style-name="ce120" table:number-columns-repeated="4"/>
          <table:table-cell table:number-columns-repeated="16376"/>
        </table:table-row>
        <table:table-row table:style-name="ro1">
          <table:table-cell office:value-type="string" calcext:value-type="string">
            <text:p>n</text:p>
          </table:table-cell>
          <table:table-cell table:style-name="ce127" office:value-type="float" office:value="500000" calcext:value-type="float">
            <text:p>500,000</text:p>
          </table:table-cell>
          <table:table-cell table:style-name="ce126" table:number-columns-repeated="2"/>
          <table:table-cell table:style-name="ce120" table:number-columns-repeated="4"/>
          <table:table-cell table:number-columns-repeated="16376"/>
        </table:table-row>
        <table:table-row table:style-name="ro1">
          <table:table-cell/>
          <table:table-cell table:style-name="ce127"/>
          <table:table-cell table:style-name="ce126" table:number-columns-repeated="2"/>
          <table:table-cell table:style-name="ce120" table:number-columns-repeated="4"/>
          <table:table-cell table:number-columns-repeated="16376"/>
        </table:table-row>
        <table:table-row table:style-name="ro1">
          <table:table-cell office:value-type="string" calcext:value-type="string">
            <text:p>D</text:p>
          </table:table-cell>
          <table:table-cell table:style-name="ce120" office:value-type="currency" office:currency="EUR" office:value="35000" calcext:value-type="currency">
            <text:p>€ 35,000</text:p>
          </table:table-cell>
          <table:table-cell table:style-name="ce126" table:number-columns-repeated="2"/>
          <table:table-cell table:style-name="ce120" table:number-columns-repeated="4"/>
          <table:table-cell table:number-columns-repeated="16376"/>
        </table:table-row>
        <table:table-row table:style-name="ro1">
          <table:table-cell office:value-type="string" calcext:value-type="string">
            <text:p>PN</text:p>
          </table:table-cell>
          <table:table-cell table:style-name="ce120" office:value-type="currency" office:currency="EUR" office:value="65000" calcext:value-type="currency">
            <text:p>€ 65,000</text:p>
          </table:table-cell>
          <table:table-cell table:style-name="ce126" table:number-columns-repeated="2"/>
          <table:table-cell table:style-name="ce120" table:number-columns-repeated="4"/>
          <table:table-cell table:number-columns-repeated="16376"/>
        </table:table-row>
        <table:table-row table:style-name="ro1">
          <table:table-cell office:value-type="string" calcext:value-type="string">
            <text:p>C</text:p>
          </table:table-cell>
          <table:table-cell table:style-name="ce120" office:value-type="currency" office:currency="EUR" office:value="10000" calcext:value-type="currency">
            <text:p>€ 10,000</text:p>
          </table:table-cell>
          <table:table-cell table:style-name="ce126" table:number-columns-repeated="2"/>
          <table:table-cell table:style-name="ce120" table:number-columns-repeated="4"/>
          <table:table-cell table:number-columns-repeated="16376"/>
        </table:table-row>
        <table:table-row table:style-name="ro1">
          <table:table-cell/>
          <table:table-cell table:style-name="ce127"/>
          <table:table-cell table:style-name="ce126" table:number-columns-repeated="2"/>
          <table:table-cell table:style-name="ce120" table:number-columns-repeated="4"/>
          <table:table-cell table:number-columns-repeated="16376"/>
        </table:table-row>
        <table:table-row table:style-name="ro1">
          <table:table-cell table:style-name="ce111" office:value-type="string" calcext:value-type="string">
            <text:p>Trailing P/E</text:p>
          </table:table-cell>
          <table:table-cell table:style-name="ce111" office:value-type="float" office:value="18.8" calcext:value-type="float">
            <text:p>18.8</text:p>
          </table:table-cell>
          <table:table-cell table:style-name="ce126" table:number-columns-repeated="2"/>
          <table:table-cell table:style-name="ce120" table:number-columns-repeated="4"/>
          <table:table-cell table:number-columns-repeated="16376"/>
        </table:table-row>
        <table:table-row table:style-name="ro1">
          <table:table-cell table:style-name="ce111" office:value-type="string" calcext:value-type="string">
            <text:p>Enterprise Value/Revenue</text:p>
          </table:table-cell>
          <table:table-cell table:style-name="ce111" office:value-type="float" office:value="3.16" calcext:value-type="float">
            <text:p>3.16</text:p>
          </table:table-cell>
          <table:table-cell table:style-name="ce126" table:number-columns-repeated="2"/>
          <table:table-cell table:style-name="ce120" table:number-columns-repeated="4"/>
          <table:table-cell table:number-columns-repeated="16376"/>
        </table:table-row>
        <table:table-row table:style-name="ro1">
          <table:table-cell table:style-name="ce111" office:value-type="string" calcext:value-type="string">
            <text:p>Enterprise Value/EBITDA</text:p>
          </table:table-cell>
          <table:table-cell table:style-name="ce111" office:value-type="float" office:value="13.22" calcext:value-type="float">
            <text:p>13.22</text:p>
          </table:table-cell>
          <table:table-cell table:style-name="ce126" table:number-columns-repeated="2"/>
          <table:table-cell table:style-name="ce120" table:number-columns-repeated="4"/>
          <table:table-cell table:number-columns-repeated="16376"/>
        </table:table-row>
        <table:table-row table:style-name="ro1">
          <table:table-cell/>
          <table:table-cell table:style-name="ce127"/>
          <table:table-cell table:style-name="ce126" table:number-columns-repeated="2"/>
          <table:table-cell table:style-name="ce120" table:number-columns-repeated="4"/>
          <table:table-cell table:number-columns-repeated="16376"/>
        </table:table-row>
        <table:table-row table:style-name="ro1">
          <table:table-cell table:style-name="ce18" office:value-type="string" calcext:value-type="string">
            <text:p>IRR</text:p>
          </table:table-cell>
          <table:table-cell table:style-name="ce125" office:value-type="percentage" office:value="0.2" calcext:value-type="percentage">
            <text:p>20.00%</text:p>
          </table:table-cell>
          <table:table-cell table:style-name="ce126" table:number-columns-repeated="2"/>
          <table:table-cell table:style-name="ce120" table:number-columns-repeated="4"/>
          <table:table-cell table:number-columns-repeated="16376"/>
        </table:table-row>
        <table:table-row table:style-name="ro1">
          <table:table-cell/>
          <table:table-cell table:style-name="ce127"/>
          <table:table-cell table:style-name="ce126" table:number-columns-repeated="2"/>
          <table:table-cell table:style-name="ce120" table:number-columns-repeated="4"/>
          <table:table-cell table:number-columns-repeated="16376"/>
        </table:table-row>
        <table:table-row table:style-name="ro1">
          <table:table-cell table:style-name="ce101" office:value-type="string" calcext:value-type="string">
            <text:p>3-stage DCF</text:p>
          </table:table-cell>
          <table:table-cell table:style-name="ce126" table:number-columns-repeated="3"/>
          <table:table-cell table:style-name="ce120" table:number-columns-repeated="4"/>
          <table:table-cell table:number-columns-repeated="16376"/>
        </table:table-row>
        <table:table-row table:style-name="ro1">
          <table:table-cell table:style-name="ce101"/>
          <table:table-cell table:style-name="ce126" table:number-columns-repeated="3"/>
          <table:table-cell table:style-name="ce120" table:number-columns-repeated="4"/>
          <table:table-cell table:number-columns-repeated="16376"/>
        </table:table-row>
        <table:table-row table:style-name="ro1">
          <table:table-cell table:style-name="ce101"/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6" calcext:value-type="float">
            <text:p>6</text:p>
          </table:table-cell>
          <table:table-cell table:style-name="ce120"/>
          <table:table-cell table:number-columns-repeated="16376"/>
        </table:table-row>
        <table:table-row table:style-name="ro1">
          <table:table-cell office:value-type="string" calcext:value-type="string">
            <text:p>WACC</text:p>
          </table:table-cell>
          <table:table-cell table:number-columns-repeated="3" table:style-name="ce126" office:value-type="percentage" office:value="0.1" calcext:value-type="percentage">
            <text:p>10.00%</text:p>
          </table:table-cell>
          <table:table-cell table:style-name="ce126" office:value-type="percentage" office:value="0.09" calcext:value-type="percentage">
            <text:p>9.00%</text:p>
          </table:table-cell>
          <table:table-cell table:style-name="ce126" table:formula="of:=[.E51]" office:value-type="percentage" office:value="0.09" calcext:value-type="percentage">
            <text:p>9.00%</text:p>
          </table:table-cell>
          <table:table-cell table:style-name="ce126" table:formula="of:=[.F51]" office:value-type="percentage" office:value="0.09" calcext:value-type="percentage">
            <text:p>9.00%</text:p>
          </table:table-cell>
          <table:table-cell table:style-name="ce126" office:value-type="percentage" office:value="0.08" calcext:value-type="percentage">
            <text:p>8.0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CF</text:p>
          </table:table-cell>
          <table:table-cell table:style-name="ce120" table:formula="of:=[.B32]/((1+[.B51])^[.B1])" office:value-type="currency" office:currency="EUR" office:value="-346545.454545455" calcext:value-type="currency">
            <text:p>-€ 346,545</text:p>
          </table:table-cell>
          <table:table-cell table:style-name="ce120" table:formula="of:=[.C32]/((1+[.C51])^[.C1])" office:value-type="currency" office:currency="EUR" office:value="-323305.785123967" calcext:value-type="currency">
            <text:p>-€ 323,306</text:p>
          </table:table-cell>
          <table:table-cell table:style-name="ce120" table:formula="of:=[.D32]/((1+[.D51])^[.D1])" office:value-type="currency" office:currency="EUR" office:value="-308940.646130729" calcext:value-type="currency">
            <text:p>-€ 308,941</text:p>
          </table:table-cell>
          <table:table-cell table:style-name="ce120" table:formula="of:=[.E32]/((1+[.E51])^[.E1])" office:value-type="currency" office:currency="EUR" office:value="480638.168699293" calcext:value-type="currency">
            <text:p>€ 480,638</text:p>
          </table:table-cell>
          <table:table-cell table:style-name="ce120" table:formula="of:=[.F32]/((1+[.F51])^[.F1])" office:value-type="currency" office:currency="EUR" office:value="963633.768522968" calcext:value-type="currency">
            <text:p>€ 963,634</text:p>
          </table:table-cell>
          <table:table-cell table:style-name="ce120" table:formula="of:=[.G32]/((1+[.G51])^[.G1])" office:value-type="currency" office:currency="EUR" office:value="1341079.75156722" calcext:value-type="currency">
            <text:p>€ 1,341,080</text:p>
          </table:table-cell>
          <table:table-cell table:style-name="ce120"/>
          <table:table-cell table:number-columns-repeated="16376"/>
        </table:table-row>
        <table:table-row table:style-name="ro1">
          <table:table-cell office:value-type="string" calcext:value-type="string">
            <text:p>TV (anno 6)</text:p>
          </table:table-cell>
          <table:table-cell table:style-name="ce120" table:formula="of:=[.G32]*(1+[.B35])/([.H51]-[.B35])" office:value-type="currency" office:currency="EUR" office:value="38235125" calcext:value-type="currency">
            <text:p>€ 38,235,125</text:p>
          </table:table-cell>
          <table:table-cell table:style-name="ce120" table:number-columns-repeated="6"/>
          <table:table-cell table:number-columns-repeated="16376"/>
        </table:table-row>
        <table:table-row table:style-name="ro1">
          <table:table-cell/>
          <table:table-cell table:style-name="ce120" table:number-columns-repeated="7"/>
          <table:table-cell table:number-columns-repeated="16376"/>
        </table:table-row>
        <table:table-row table:style-name="ro1">
          <table:table-cell office:value-type="string" calcext:value-type="string">
            <text:p>VAN 1</text:p>
          </table:table-cell>
          <table:table-cell table:style-name="ce120" table:formula="of:=SUM([.B52:.D52])" office:value-type="currency" office:currency="EUR" office:value="-978791.88580015" calcext:value-type="currency">
            <text:p>-€ 978,792</text:p>
          </table:table-cell>
          <table:table-cell table:style-name="ce120" table:number-columns-repeated="6"/>
          <table:table-cell table:number-columns-repeated="16376"/>
        </table:table-row>
        <table:table-row table:style-name="ro1">
          <table:table-cell office:value-type="string" calcext:value-type="string">
            <text:p>VAN 2</text:p>
          </table:table-cell>
          <table:table-cell table:style-name="ce120" table:formula="of:=SUM([.E52:.G52])" office:value-type="currency" office:currency="EUR" office:value="2785351.68878948" calcext:value-type="currency">
            <text:p>€ 2,785,352</text:p>
          </table:table-cell>
          <table:table-cell table:style-name="ce120" table:number-columns-repeated="6"/>
          <table:table-cell table:number-columns-repeated="16376"/>
        </table:table-row>
        <table:table-row table:style-name="ro1">
          <table:table-cell table:style-name="ce30" office:value-type="string" calcext:value-type="string">
            <text:p>VAN 3 (TV, anno 0)</text:p>
          </table:table-cell>
          <table:table-cell table:style-name="ce45" table:formula="of:=[.B53]/((1+[.H51])^[.G50])" office:value-type="currency" office:currency="EUR" office:value="24094614.4550789" calcext:value-type="currency">
            <text:p>€ 24,094,614</text:p>
          </table:table-cell>
          <table:table-cell table:style-name="ce120" table:number-columns-repeated="6"/>
          <table:table-cell table:number-columns-repeated="16376"/>
        </table:table-row>
        <table:table-row table:style-name="ro1">
          <table:table-cell table:style-name="ce101"/>
          <table:table-cell table:style-name="ce121" table:number-columns-repeated="7"/>
          <table:table-cell table:number-columns-repeated="16376"/>
        </table:table-row>
        <table:table-row table:style-name="ro1">
          <table:table-cell office:value-type="string" calcext:value-type="string">
            <text:p>W_A</text:p>
          </table:table-cell>
          <table:table-cell table:style-name="ce120" table:formula="of:=SUM([.B55:.B57])" office:value-type="currency" office:currency="EUR" office:value="25901174.2580682" calcext:value-type="currency">
            <text:p>€ 25,901,174</text:p>
          </table:table-cell>
          <table:table-cell office:value-type="string" calcext:value-type="string">
            <text:p>W_A = W_E + (D-C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_E</text:p>
          </table:table-cell>
          <table:table-cell table:style-name="ce120" table:formula="of:=[.B59]-([.B38]-[.B40])" office:value-type="currency" office:currency="EUR" office:value="25876174.2580682" calcext:value-type="currency">
            <text:p>€ 25,876,174</text:p>
          </table:table-cell>
          <table:table-cell office:value-type="string" calcext:value-type="string">
            <text:p>W_E = W_A – (D-C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_m</text:p>
          </table:table-cell>
          <table:table-cell table:style-name="ce128" table:formula="of:=[.B60]/[.B36]" office:value-type="currency" office:currency="EUR" office:value="51.7523485161364" calcext:value-type="currency">
            <text:p>€ 51.75</text:p>
          </table:table-cell>
          <table:table-cell table:number-columns-repeated="16382"/>
        </table:table-row>
        <table:table-row table:style-name="ro1">
          <table:table-cell/>
          <table:table-cell table:style-name="ce129"/>
          <table:table-cell table:number-columns-repeated="16382"/>
        </table:table-row>
        <table:table-row table:style-name="ro1">
          <table:table-cell table:style-name="ce101" office:value-type="string" calcext:value-type="string">
            <text:p>VC-method</text:p>
          </table:table-cell>
          <table:table-cell table:style-name="ce129"/>
          <table:table-cell table:number-columns-repeated="16382"/>
        </table:table-row>
        <table:table-row table:style-name="ro1">
          <table:table-cell table:style-name="ce101"/>
          <table:table-cell table:style-name="ce121"/>
          <table:table-cell table:number-columns-repeated="16382"/>
        </table:table-row>
        <table:table-row table:style-name="ro1">
          <table:table-cell office:value-type="string" calcext:value-type="string">
            <text:p>Usando P/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_E (anno 6)</text:p>
          </table:table-cell>
          <table:table-cell table:style-name="ce130" table:formula="of:=[.B42]*[.G29]" office:value-type="currency" office:currency="EUR" office:value="41587950" calcext:value-type="currency">
            <text:p>€ 41.587.9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_E (anno 0)</text:p>
          </table:table-cell>
          <table:table-cell table:style-name="ce130" table:formula="of:=[.B66]/((1+[.$B$46])^[.$G$1])" office:value-type="currency" office:currency="EUR" office:value="13927720.309285" calcext:value-type="currency">
            <text:p>€ 13.927.7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_m</text:p>
          </table:table-cell>
          <table:table-cell table:style-name="ce130" table:formula="of:=[.B67]/[.B36]" office:value-type="currency" office:currency="EUR" office:value="27.85544061857" calcext:value-type="currency">
            <text:p>€ 28</text:p>
          </table:table-cell>
          <table:table-cell table:number-columns-repeated="16382"/>
        </table:table-row>
        <table:table-row table:style-name="ro1">
          <table:table-cell/>
          <table:table-cell table:style-name="ce130"/>
          <table:table-cell table:number-columns-repeated="16382"/>
        </table:table-row>
        <table:table-row table:style-name="ro1">
          <table:table-cell office:value-type="string" calcext:value-type="string">
            <text:p>Usando EV/Sales</text:p>
          </table:table-cell>
          <table:table-cell table:style-name="ce130"/>
          <table:table-cell table:number-columns-repeated="16382"/>
        </table:table-row>
        <table:table-row table:style-name="ro1">
          <table:table-cell office:value-type="string" calcext:value-type="string">
            <text:p>W_A (anno 6)</text:p>
          </table:table-cell>
          <table:table-cell table:style-name="ce130" table:formula="of:=[.B43]*[.G12]" office:value-type="currency" office:currency="EUR" office:value="10142652" calcext:value-type="currency">
            <text:p>€ 10.142.65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_A (anno 0)</text:p>
          </table:table-cell>
          <table:table-cell table:style-name="ce130" table:formula="of:=[.B71]/((1+[.$B$46])^[.$G$1])" office:value-type="currency" office:currency="EUR" office:value="3396753.63297325" calcext:value-type="currency">
            <text:p>€ 3.396.7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_E</text:p>
          </table:table-cell>
          <table:table-cell table:style-name="ce130" table:formula="of:=[.B72]-([.B38]-[.B40])" office:value-type="currency" office:currency="EUR" office:value="3371753.63297325" calcext:value-type="currency">
            <text:p>€ 3.371.7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_m</text:p>
          </table:table-cell>
          <table:table-cell table:style-name="ce130" table:formula="of:=[.B73]/[.B36]" office:value-type="currency" office:currency="EUR" office:value="6.7435072659465" calcext:value-type="currency">
            <text:p>€ 7</text:p>
          </table:table-cell>
          <table:table-cell table:number-columns-repeated="16382"/>
        </table:table-row>
        <table:table-row table:style-name="ro1">
          <table:table-cell/>
          <table:table-cell table:style-name="ce130"/>
          <table:table-cell table:number-columns-repeated="16382"/>
        </table:table-row>
        <table:table-row table:style-name="ro1">
          <table:table-cell office:value-type="string" calcext:value-type="string">
            <text:p>Usando EV/EBITDA</text:p>
          </table:table-cell>
          <table:table-cell table:style-name="ce130"/>
          <table:table-cell table:number-columns-repeated="16382"/>
        </table:table-row>
        <table:table-row table:style-name="ro1">
          <table:table-cell office:value-type="string" calcext:value-type="string">
            <text:p>W_A (anno 6)</text:p>
          </table:table-cell>
          <table:table-cell table:style-name="ce130" table:formula="of:=[.B44]*[.G23]" office:value-type="currency" office:currency="EUR" office:value="39481530" calcext:value-type="currency">
            <text:p>€ 39.481.53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_A (anno 0)</text:p>
          </table:table-cell>
          <table:table-cell table:style-name="ce130" table:formula="of:=[.B77]/((1+[.$B$46])^[.$G$1])" office:value-type="currency" office:currency="EUR" office:value="13222284.5132459" calcext:value-type="currency">
            <text:p>€ 13.222.2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_E</text:p>
          </table:table-cell>
          <table:table-cell table:style-name="ce120" table:formula="of:=[.B78]-([.B38]-[.B40])" office:value-type="currency" office:currency="EUR" office:value="13197284.5132459" calcext:value-type="currency">
            <text:p>€ 13,197,2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_m</text:p>
          </table:table-cell>
          <table:table-cell table:style-name="ce128" table:formula="of:=[.B79]/[.B36]" office:value-type="currency" office:currency="EUR" office:value="26.3945690264918" calcext:value-type="currency">
            <text:p>€ 26.39</text:p>
          </table:table-cell>
          <table:table-cell table:number-columns-repeated="16382"/>
        </table:table-row>
        <table:table-row table:style-name="ro1" table:number-rows-repeated="10484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sercizio 2" table:style-name="ta1">
        <office:forms form:automatic-focus="false" form:apply-design-mode="false"/>
        <table:table-column table:style-name="co10" table:default-cell-style-name="ce30"/>
        <table:table-column table:style-name="co3" table:number-columns-repeated="2" table:default-cell-style-name="ce30"/>
        <table:table-column table:style-name="co4" table:number-columns-repeated="2" table:default-cell-style-name="ce30"/>
        <table:table-column table:style-name="co11" table:default-cell-style-name="ce30"/>
        <table:table-column table:style-name="co3" table:default-cell-style-name="ce30"/>
        <table:table-column table:style-name="co9" table:number-columns-repeated="16377" table:default-cell-style-name="ce30"/>
        <table:table-row table:style-name="ro1">
          <table:table-cell/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/>
          <table:table-cell table:style-name="ce56" office:value-type="float" office:value="2024" calcext:value-type="float">
            <text:p>2024</text:p>
          </table:table-cell>
          <table:table-cell table:style-name="ce56" office:value-type="string" calcext:value-type="string">
            <text:p>2025E</text:p>
          </table:table-cell>
          <table:table-cell table:style-name="ce56" office:value-type="string" calcext:value-type="string">
            <text:p>2026E</text:p>
          </table:table-cell>
          <table:table-cell table:style-name="ce56" office:value-type="string" calcext:value-type="string">
            <text:p>2027E</text:p>
          </table:table-cell>
          <table:table-cell table:style-name="ce56" office:value-type="string" calcext:value-type="string">
            <text:p>2028E</text:p>
          </table:table-cell>
          <table:table-cell table:style-name="ce56" office:value-type="string" calcext:value-type="string">
            <text:p>2029E</text:p>
          </table:table-cell>
          <table:table-cell table:number-columns-repeated="16377"/>
        </table:table-row>
        <table:table-row table:style-name="ro1">
          <table:table-cell table:style-name="ce55" office:value-type="string" calcext:value-type="string">
            <text:p>Prezzo unitario</text:p>
          </table:table-cell>
          <table:table-cell table:style-name="ce55"/>
          <table:table-cell table:style-name="ce40" table:number-columns-repeated="2"/>
          <table:table-cell table:style-name="ce40" office:value-type="currency" office:currency="EUR" office:value="20" calcext:value-type="currency">
            <text:p>€ 20</text:p>
          </table:table-cell>
          <table:table-cell table:style-name="ce40" table:formula="of:=[.E3]" office:value-type="currency" office:currency="EUR" office:value="20" calcext:value-type="currency">
            <text:p>€ 20</text:p>
          </table:table-cell>
          <table:table-cell table:style-name="ce40" table:formula="of:=[.F3]" office:value-type="currency" office:currency="EUR" office:value="20" calcext:value-type="currency">
            <text:p>€ 20</text:p>
          </table:table-cell>
          <table:table-cell table:style-name="ce78" table:number-columns-repeated="16377"/>
        </table:table-row>
        <table:table-row table:style-name="ro1">
          <table:table-cell table:style-name="ce55" office:value-type="string" calcext:value-type="string">
            <text:p>Unità vendute</text:p>
          </table:table-cell>
          <table:table-cell table:style-name="ce55"/>
          <table:table-cell table:style-name="ce78" table:number-columns-repeated="2"/>
          <table:table-cell table:style-name="ce66" office:value-type="float" office:value="10000" calcext:value-type="float">
            <text:p>10,000</text:p>
          </table:table-cell>
          <table:table-cell table:style-name="ce66" office:value-type="float" office:value="15000" calcext:value-type="float">
            <text:p>15,000</text:p>
          </table:table-cell>
          <table:table-cell table:style-name="ce66" office:value-type="float" office:value="20000" calcext:value-type="float">
            <text:p>20,000</text:p>
          </table:table-cell>
          <table:table-cell table:style-name="ce78" table:number-columns-repeated="16377"/>
        </table:table-row>
        <table:table-row table:style-name="ro1">
          <table:table-cell office:value-type="string" calcext:value-type="string">
            <text:p>Ricavi vendita</text:p>
          </table:table-cell>
          <table:table-cell/>
          <table:table-cell table:style-name="ce45" table:number-columns-repeated="2"/>
          <table:table-cell table:style-name="ce45" table:formula="of:=[.E3]*[.E4]" office:value-type="currency" office:currency="EUR" office:value="200000" calcext:value-type="currency">
            <text:p>€ 200,000</text:p>
          </table:table-cell>
          <table:table-cell table:style-name="ce45" table:formula="of:=[.F3]*[.F4]" office:value-type="currency" office:currency="EUR" office:value="300000" calcext:value-type="currency">
            <text:p>€ 300,000</text:p>
          </table:table-cell>
          <table:table-cell table:style-name="ce45" table:formula="of:=[.G3]*[.G4]" office:value-type="currency" office:currency="EUR" office:value="400000" calcext:value-type="currency">
            <text:p>€ 400,000</text:p>
          </table:table-cell>
          <table:table-cell table:number-columns-repeated="16377"/>
        </table:table-row>
        <table:table-row table:style-name="ro1">
          <table:table-cell table:style-name="ce55" office:value-type="string" calcext:value-type="string">
            <text:p>Abbonamento (ricavo annuo unitario)</text:p>
          </table:table-cell>
          <table:table-cell table:style-name="ce55"/>
          <table:table-cell table:style-name="ce40" table:number-columns-repeated="2"/>
          <table:table-cell table:style-name="ce40" office:value-type="currency" office:currency="EUR" office:value="10" calcext:value-type="currency">
            <text:p>€ 10</text:p>
          </table:table-cell>
          <table:table-cell table:style-name="ce40" table:formula="of:=[.E6]" office:value-type="currency" office:currency="EUR" office:value="10" calcext:value-type="currency">
            <text:p>€ 10</text:p>
          </table:table-cell>
          <table:table-cell table:style-name="ce40" table:formula="of:=[.F6]" office:value-type="currency" office:currency="EUR" office:value="10" calcext:value-type="currency">
            <text:p>€ 10</text:p>
          </table:table-cell>
          <table:table-cell table:style-name="ce78" table:number-columns-repeated="16377"/>
        </table:table-row>
        <table:table-row table:style-name="ro1">
          <table:table-cell table:style-name="ce55" office:value-type="string" calcext:value-type="string">
            <text:p>Unità vendute</text:p>
          </table:table-cell>
          <table:table-cell table:style-name="ce55"/>
          <table:table-cell table:style-name="ce64" table:number-columns-repeated="2"/>
          <table:table-cell table:style-name="ce64" table:formula="of:=0.9*[.E4]" office:value-type="float" office:value="9000" calcext:value-type="float">
            <text:p>9,000</text:p>
          </table:table-cell>
          <table:table-cell table:style-name="ce64" table:formula="of:=0.9*[.F4]" office:value-type="float" office:value="13500" calcext:value-type="float">
            <text:p>13,500</text:p>
          </table:table-cell>
          <table:table-cell table:style-name="ce64" table:formula="of:=0.9*[.G4]" office:value-type="float" office:value="18000" calcext:value-type="float">
            <text:p>18,000</text:p>
          </table:table-cell>
          <table:table-cell table:style-name="ce78" table:number-columns-repeated="16377"/>
        </table:table-row>
        <table:table-row table:style-name="ro1">
          <table:table-cell office:value-type="string" calcext:value-type="string">
            <text:p>Ricavi abbonamento</text:p>
          </table:table-cell>
          <table:table-cell/>
          <table:table-cell table:style-name="ce45" table:number-columns-repeated="2"/>
          <table:table-cell table:style-name="ce45" table:formula="of:=[.E6]*[.E7]" office:value-type="currency" office:currency="EUR" office:value="90000" calcext:value-type="currency">
            <text:p>€ 90,000</text:p>
          </table:table-cell>
          <table:table-cell table:style-name="ce45" table:formula="of:=[.F6]*[.F7]" office:value-type="currency" office:currency="EUR" office:value="135000" calcext:value-type="currency">
            <text:p>€ 135,000</text:p>
          </table:table-cell>
          <table:table-cell table:style-name="ce45" table:formula="of:=[.G6]*[.G7]" office:value-type="currency" office:currency="EUR" office:value="180000" calcext:value-type="currency">
            <text:p>€ 180,000</text:p>
          </table:table-cell>
          <table:table-cell table:number-columns-repeated="16377"/>
        </table:table-row>
        <table:table-row table:style-name="ro1">
          <table:table-cell table:style-name="ce56" office:value-type="string" calcext:value-type="string">
            <text:p>Totale ricavi</text:p>
          </table:table-cell>
          <table:table-cell table:style-name="ce56"/>
          <table:table-cell table:style-name="ce57" table:number-columns-repeated="2"/>
          <table:table-cell table:style-name="ce57" table:formula="of:=[.E8]+[.E5]" office:value-type="currency" office:currency="EUR" office:value="290000" calcext:value-type="currency">
            <text:p>€ 290,000</text:p>
          </table:table-cell>
          <table:table-cell table:style-name="ce57" table:formula="of:=[.F8]+[.F5]" office:value-type="currency" office:currency="EUR" office:value="435000" calcext:value-type="currency">
            <text:p>€ 435,000</text:p>
          </table:table-cell>
          <table:table-cell table:style-name="ce57" table:formula="of:=[.G8]+[.G5]" office:value-type="currency" office:currency="EUR" office:value="580000" calcext:value-type="currency">
            <text:p>€ 580,000</text:p>
          </table:table-cell>
          <table:table-cell table:number-columns-repeated="16377"/>
        </table:table-row>
        <table:table-row table:style-name="ro1">
          <table:table-cell table:style-name="ce55" office:value-type="string" calcext:value-type="string">
            <text:p>N. programmatori</text:p>
          </table:table-cell>
          <table:table-cell table:style-name="ce55"/>
          <table:table-cell table:number-columns-repeated="2" table:style-name="ce55" office:value-type="float" office:value="10" calcext:value-type="float">
            <text:p>10</text:p>
          </table:table-cell>
          <table:table-cell table:number-columns-repeated="3" table:style-name="ce55" office:value-type="float" office:value="8" calcext:value-type="float">
            <text:p>8</text:p>
          </table:table-cell>
          <table:table-cell table:style-name="ce78" table:number-columns-repeated="16377"/>
        </table:table-row>
        <table:table-row table:style-name="ro1">
          <table:table-cell table:style-name="ce55" office:value-type="string" calcext:value-type="string">
            <text:p>Stipendio mensile</text:p>
          </table:table-cell>
          <table:table-cell table:style-name="ce55"/>
          <table:table-cell table:style-name="ce40" office:value-type="currency" office:currency="EUR" office:value="-1600" calcext:value-type="currency">
            <text:p>-€ 1,600</text:p>
          </table:table-cell>
          <table:table-cell table:style-name="ce40" table:formula="of:=[.C11]" office:value-type="currency" office:currency="EUR" office:value="-1600" calcext:value-type="currency">
            <text:p>-€ 1,600</text:p>
          </table:table-cell>
          <table:table-cell table:style-name="ce40" table:formula="of:=[.D11]" office:value-type="currency" office:currency="EUR" office:value="-1600" calcext:value-type="currency">
            <text:p>-€ 1,600</text:p>
          </table:table-cell>
          <table:table-cell table:style-name="ce40" table:formula="of:=[.E11]" office:value-type="currency" office:currency="EUR" office:value="-1600" calcext:value-type="currency">
            <text:p>-€ 1,600</text:p>
          </table:table-cell>
          <table:table-cell table:style-name="ce40" table:formula="of:=[.F11]" office:value-type="currency" office:currency="EUR" office:value="-1600" calcext:value-type="currency">
            <text:p>-€ 1,600</text:p>
          </table:table-cell>
          <table:table-cell table:style-name="ce78" table:number-columns-repeated="16377"/>
        </table:table-row>
        <table:table-row table:style-name="ro1">
          <table:table-cell office:value-type="string" calcext:value-type="string">
            <text:p>Costo programmatori</text:p>
          </table:table-cell>
          <table:table-cell/>
          <table:table-cell table:style-name="ce45" table:formula="of:=[.C10]*[.C11]*12" office:value-type="currency" office:currency="EUR" office:value="-192000" calcext:value-type="currency">
            <text:p>-€ 192,000</text:p>
          </table:table-cell>
          <table:table-cell table:style-name="ce45" table:formula="of:=[.D10]*[.D11]*12" office:value-type="currency" office:currency="EUR" office:value="-192000" calcext:value-type="currency">
            <text:p>-€ 192,000</text:p>
          </table:table-cell>
          <table:table-cell table:style-name="ce45" table:formula="of:=[.E10]*[.E11]*12" office:value-type="currency" office:currency="EUR" office:value="-153600" calcext:value-type="currency">
            <text:p>-€ 153,600</text:p>
          </table:table-cell>
          <table:table-cell table:style-name="ce45" table:formula="of:=[.F10]*[.F11]*12" office:value-type="currency" office:currency="EUR" office:value="-153600" calcext:value-type="currency">
            <text:p>-€ 153,600</text:p>
          </table:table-cell>
          <table:table-cell table:style-name="ce45" table:formula="of:=[.G10]*[.G11]*12" office:value-type="currency" office:currency="EUR" office:value="-153600" calcext:value-type="currency">
            <text:p>-€ 153,600</text:p>
          </table:table-cell>
          <table:table-cell table:number-columns-repeated="16377"/>
        </table:table-row>
        <table:table-row table:style-name="ro1">
          <table:table-cell table:style-name="ce55" office:value-type="string" calcext:value-type="string">
            <text:p>N. sistemisti</text:p>
          </table:table-cell>
          <table:table-cell table:style-name="ce55" table:number-columns-repeated="3"/>
          <table:table-cell table:number-columns-repeated="3" table:style-name="ce55" office:value-type="float" office:value="6" calcext:value-type="float">
            <text:p>6</text:p>
          </table:table-cell>
          <table:table-cell table:style-name="ce78" table:number-columns-repeated="16377"/>
        </table:table-row>
        <table:table-row table:style-name="ro1">
          <table:table-cell table:style-name="ce55" office:value-type="string" calcext:value-type="string">
            <text:p>Stipendio mensile</text:p>
          </table:table-cell>
          <table:table-cell table:style-name="ce55"/>
          <table:table-cell table:style-name="ce40" table:number-columns-repeated="2"/>
          <table:table-cell table:style-name="ce40" office:value-type="currency" office:currency="EUR" office:value="-1500" calcext:value-type="currency">
            <text:p>-€ 1,500</text:p>
          </table:table-cell>
          <table:table-cell table:style-name="ce40" table:formula="of:=[.E14]" office:value-type="currency" office:currency="EUR" office:value="-1500" calcext:value-type="currency">
            <text:p>-€ 1,500</text:p>
          </table:table-cell>
          <table:table-cell table:style-name="ce40" table:formula="of:=[.F14]" office:value-type="currency" office:currency="EUR" office:value="-1500" calcext:value-type="currency">
            <text:p>-€ 1,500</text:p>
          </table:table-cell>
          <table:table-cell table:style-name="ce78" table:number-columns-repeated="16377"/>
        </table:table-row>
        <table:table-row table:style-name="ro1">
          <table:table-cell office:value-type="string" calcext:value-type="string">
            <text:p>Costo sistemisti</text:p>
          </table:table-cell>
          <table:table-cell/>
          <table:table-cell table:style-name="ce45" table:number-columns-repeated="2"/>
          <table:table-cell table:style-name="ce45" table:formula="of:=[.E13]*[.E14]*12" office:value-type="currency" office:currency="EUR" office:value="-108000" calcext:value-type="currency">
            <text:p>-€ 108,000</text:p>
          </table:table-cell>
          <table:table-cell table:style-name="ce45" table:formula="of:=[.F13]*[.F14]*12" office:value-type="currency" office:currency="EUR" office:value="-108000" calcext:value-type="currency">
            <text:p>-€ 108,000</text:p>
          </table:table-cell>
          <table:table-cell table:style-name="ce45" table:formula="of:=[.G13]*[.G14]*12" office:value-type="currency" office:currency="EUR" office:value="-108000" calcext:value-type="currency">
            <text:p>-€ 108,0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sti hosting</text:p>
          </table:table-cell>
          <table:table-cell/>
          <table:table-cell table:style-name="ce45" office:value-type="currency" office:currency="EUR" office:value="-10000" calcext:value-type="currency">
            <text:p>-€ 10,000</text:p>
          </table:table-cell>
          <table:table-cell table:style-name="ce45" table:formula="of:=[.C16]" office:value-type="currency" office:currency="EUR" office:value="-10000" calcext:value-type="currency">
            <text:p>-€ 10,000</text:p>
          </table:table-cell>
          <table:table-cell table:style-name="ce45" table:formula="of:=[.D16]" office:value-type="currency" office:currency="EUR" office:value="-10000" calcext:value-type="currency">
            <text:p>-€ 10,000</text:p>
          </table:table-cell>
          <table:table-cell table:style-name="ce45" table:formula="of:=[.E16]" office:value-type="currency" office:currency="EUR" office:value="-10000" calcext:value-type="currency">
            <text:p>-€ 10,000</text:p>
          </table:table-cell>
          <table:table-cell table:style-name="ce45" table:formula="of:=[.F16]" office:value-type="currency" office:currency="EUR" office:value="-10000" calcext:value-type="currency">
            <text:p>-€ 10,0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sto sponsorizzazioni</text:p>
          </table:table-cell>
          <table:table-cell/>
          <table:table-cell table:style-name="ce45" table:number-columns-repeated="2"/>
          <table:table-cell table:style-name="ce45" office:value-type="currency" office:currency="EUR" office:value="-5000" calcext:value-type="currency">
            <text:p>-€ 5,000</text:p>
          </table:table-cell>
          <table:table-cell table:style-name="ce45" table:formula="of:=[.E17]" office:value-type="currency" office:currency="EUR" office:value="-5000" calcext:value-type="currency">
            <text:p>-€ 5,000</text:p>
          </table:table-cell>
          <table:table-cell table:style-name="ce45" table:formula="of:=[.F17]" office:value-type="currency" office:currency="EUR" office:value="-5000" calcext:value-type="currency">
            <text:p>-€ 5,000</text:p>
          </table:table-cell>
          <table:table-cell table:number-columns-repeated="16377"/>
        </table:table-row>
        <table:table-row table:style-name="ro1">
          <table:table-cell table:style-name="ce56" office:value-type="string" calcext:value-type="string">
            <text:p>Totale costi</text:p>
          </table:table-cell>
          <table:table-cell table:style-name="ce56"/>
          <table:table-cell table:style-name="ce65" table:formula="of:=[.C17]+[.C16]+[.C15]+[.C12]" office:value-type="currency" office:currency="EUR" office:value="-202000" calcext:value-type="currency">
            <text:p>-€ 202,000.00</text:p>
          </table:table-cell>
          <table:table-cell table:style-name="ce65" table:formula="of:=[.D17]+[.D16]+[.D15]+[.D12]" office:value-type="currency" office:currency="EUR" office:value="-202000" calcext:value-type="currency">
            <text:p>-€ 202,000.00</text:p>
          </table:table-cell>
          <table:table-cell table:style-name="ce65" table:formula="of:=[.E17]+[.E16]+[.E15]+[.E12]" office:value-type="currency" office:currency="EUR" office:value="-276600" calcext:value-type="currency">
            <text:p>-€ 276,600.00</text:p>
          </table:table-cell>
          <table:table-cell table:style-name="ce65" table:formula="of:=[.F17]+[.F16]+[.F15]+[.F12]" office:value-type="currency" office:currency="EUR" office:value="-276600" calcext:value-type="currency">
            <text:p>-€ 276,600.00</text:p>
          </table:table-cell>
          <table:table-cell table:style-name="ce65" table:formula="of:=[.G17]+[.G16]+[.G15]+[.G12]" office:value-type="currency" office:currency="EUR" office:value="-276600" calcext:value-type="currency">
            <text:p>-€ 276,600.00</text:p>
          </table:table-cell>
          <table:table-cell table:style-name="ce56" table:number-columns-repeated="16377"/>
        </table:table-row>
        <table:table-row table:style-name="ro1">
          <table:table-cell table:style-name="ce56" office:value-type="string" calcext:value-type="string">
            <text:p>EBITDA</text:p>
          </table:table-cell>
          <table:table-cell table:style-name="ce56"/>
          <table:table-cell table:style-name="ce65" table:formula="of:=[.C9]+[.C18]" office:value-type="currency" office:currency="EUR" office:value="-202000" calcext:value-type="currency">
            <text:p>-€ 202,000.00</text:p>
          </table:table-cell>
          <table:table-cell table:style-name="ce65" table:formula="of:=[.D9]+[.D18]" office:value-type="currency" office:currency="EUR" office:value="-202000" calcext:value-type="currency">
            <text:p>-€ 202,000.00</text:p>
          </table:table-cell>
          <table:table-cell table:style-name="ce65" table:formula="of:=[.E9]+[.E18]" office:value-type="currency" office:currency="EUR" office:value="13400" calcext:value-type="currency">
            <text:p>€ 13,400.00</text:p>
          </table:table-cell>
          <table:table-cell table:style-name="ce65" table:formula="of:=[.F9]+[.F18]" office:value-type="currency" office:currency="EUR" office:value="158400" calcext:value-type="currency">
            <text:p>€ 158,400.00</text:p>
          </table:table-cell>
          <table:table-cell table:style-name="ce65" table:formula="of:=[.G9]+[.G18]" office:value-type="currency" office:currency="EUR" office:value="303400" calcext:value-type="currency">
            <text:p>€ 303,400.00</text:p>
          </table:table-cell>
          <table:table-cell table:style-name="ce56" table:number-columns-repeated="16377"/>
        </table:table-row>
        <table:table-row table:style-name="ro1">
          <table:table-cell office:value-type="string" calcext:value-type="string">
            <text:p>Ammortamenti</text:p>
          </table:table-cell>
          <table:table-cell/>
          <table:table-cell table:style-name="ce45" table:formula="of:=[.$B$25]/3" office:value-type="currency" office:currency="EUR" office:value="-16666.6666666667" calcext:value-type="currency">
            <text:p>-€ 16,667</text:p>
          </table:table-cell>
          <table:table-cell table:style-name="ce45" table:formula="of:=[.$B$25]/3" office:value-type="currency" office:currency="EUR" office:value="-16666.6666666667" calcext:value-type="currency">
            <text:p>-€ 16,667</text:p>
          </table:table-cell>
          <table:table-cell table:style-name="ce45" table:formula="of:=[.$B$25]/3" office:value-type="currency" office:currency="EUR" office:value="-16666.6666666667" calcext:value-type="currency">
            <text:p>-€ 16,667</text:p>
          </table:table-cell>
          <table:table-cell table:style-name="ce45" table:number-columns-repeated="2"/>
          <table:table-cell table:number-columns-repeated="16377"/>
        </table:table-row>
        <table:table-row table:style-name="ro1">
          <table:table-cell table:style-name="ce56" office:value-type="string" calcext:value-type="string">
            <text:p>EBIT</text:p>
          </table:table-cell>
          <table:table-cell table:style-name="ce56"/>
          <table:table-cell table:style-name="ce65" table:formula="of:=SUM([.C19:.C20])" office:value-type="currency" office:currency="EUR" office:value="-218666.666666667" calcext:value-type="currency">
            <text:p>-€ 218,666.67</text:p>
          </table:table-cell>
          <table:table-cell table:style-name="ce65" table:formula="of:=SUM([.D19:.D20])" office:value-type="currency" office:currency="EUR" office:value="-218666.666666667" calcext:value-type="currency">
            <text:p>-€ 218,666.67</text:p>
          </table:table-cell>
          <table:table-cell table:style-name="ce65" table:formula="of:=SUM([.E19:.E20])" office:value-type="currency" office:currency="EUR" office:value="-3266.6666666667" calcext:value-type="currency">
            <text:p>-€ 3,266.67</text:p>
          </table:table-cell>
          <table:table-cell table:style-name="ce65" table:formula="of:=SUM([.F19:.F20])" office:value-type="currency" office:currency="EUR" office:value="158400" calcext:value-type="currency">
            <text:p>€ 158,400.00</text:p>
          </table:table-cell>
          <table:table-cell table:style-name="ce65" table:formula="of:=SUM([.G19:.G20])" office:value-type="currency" office:currency="EUR" office:value="303400" calcext:value-type="currency">
            <text:p>€ 303,400.00</text:p>
          </table:table-cell>
          <table:table-cell table:style-name="ce56" table:number-columns-repeated="16377"/>
        </table:table-row>
        <table:table-row table:style-name="ro1">
          <table:table-cell office:value-type="string" calcext:value-type="string">
            <text:p>Imposte</text:p>
          </table:table-cell>
          <table:table-cell table:style-name="ce45"/>
          <table:table-cell table:style-name="ce45" table:formula="of:=-MAX([.C21]*[.$B$28];0)" office:value-type="currency" office:currency="EUR" office:value="-0" calcext:value-type="currency">
            <text:p>€ 0</text:p>
          </table:table-cell>
          <table:table-cell table:style-name="ce45" table:formula="of:=-MAX([.D21]*[.$B$28];0)" office:value-type="currency" office:currency="EUR" office:value="-0" calcext:value-type="currency">
            <text:p>€ 0</text:p>
          </table:table-cell>
          <table:table-cell table:style-name="ce45" table:formula="of:=-MAX([.E21]*[.$B$28];0)" office:value-type="currency" office:currency="EUR" office:value="-0" calcext:value-type="currency">
            <text:p>€ 0</text:p>
          </table:table-cell>
          <table:table-cell table:style-name="ce45" table:formula="of:=-MAX([.F21]*[.$B$28];0)" office:value-type="currency" office:currency="EUR" office:value="-63360" calcext:value-type="currency">
            <text:p>-€ 63,360</text:p>
          </table:table-cell>
          <table:table-cell table:style-name="ce45" table:formula="of:=-MAX([.G21]*[.$B$28];0)" office:value-type="currency" office:currency="EUR" office:value="-121360" calcext:value-type="currency">
            <text:p>-€ 121,360</text:p>
          </table:table-cell>
          <table:table-cell table:number-columns-repeated="16377"/>
        </table:table-row>
        <table:table-row table:style-name="ro1">
          <table:table-cell table:style-name="ce56" office:value-type="string" calcext:value-type="string">
            <text:p>Utile netto</text:p>
          </table:table-cell>
          <table:table-cell table:style-name="ce57"/>
          <table:table-cell table:style-name="ce57" table:formula="of:=SUM([.C21:.C22])" office:value-type="currency" office:currency="EUR" office:value="-218666.666666667" calcext:value-type="currency">
            <text:p>-€ 218,667</text:p>
          </table:table-cell>
          <table:table-cell table:style-name="ce57" table:formula="of:=SUM([.D21:.D22])" office:value-type="currency" office:currency="EUR" office:value="-218666.666666667" calcext:value-type="currency">
            <text:p>-€ 218,667</text:p>
          </table:table-cell>
          <table:table-cell table:style-name="ce57" table:formula="of:=SUM([.E21:.E22])" office:value-type="currency" office:currency="EUR" office:value="-3266.6666666667" calcext:value-type="currency">
            <text:p>-€ 3,267</text:p>
          </table:table-cell>
          <table:table-cell table:style-name="ce57" table:formula="of:=SUM([.F21:.F22])" office:value-type="currency" office:currency="EUR" office:value="95040" calcext:value-type="currency">
            <text:p>€ 95,040</text:p>
          </table:table-cell>
          <table:table-cell table:style-name="ce57" table:formula="of:=SUM([.G21:.G22])" office:value-type="currency" office:currency="EUR" office:value="182040" calcext:value-type="currency">
            <text:p>€ 182,040</text:p>
          </table:table-cell>
          <table:table-cell table:style-name="ce56" table:number-columns-repeated="16377"/>
        </table:table-row>
        <table:table-row table:style-name="ro1">
          <table:table-cell office:value-type="string" calcext:value-type="string">
            <text:p>Ammortamenti</text:p>
          </table:table-cell>
          <table:table-cell/>
          <table:table-cell table:style-name="ce45" table:formula="of:=-[.C20]" office:value-type="currency" office:currency="EUR" office:value="16666.6666666667" calcext:value-type="currency">
            <text:p>€ 16,667</text:p>
          </table:table-cell>
          <table:table-cell table:style-name="ce45" table:formula="of:=-[.D20]" office:value-type="currency" office:currency="EUR" office:value="16666.6666666667" calcext:value-type="currency">
            <text:p>€ 16,667</text:p>
          </table:table-cell>
          <table:table-cell table:style-name="ce45" table:formula="of:=-[.E20]" office:value-type="currency" office:currency="EUR" office:value="16666.6666666667" calcext:value-type="currency">
            <text:p>€ 16,667</text:p>
          </table:table-cell>
          <table:table-cell table:style-name="ce45" table:number-columns-repeated="2"/>
          <table:table-cell table:number-columns-repeated="16377"/>
        </table:table-row>
        <table:table-row table:style-name="ro1">
          <table:table-cell office:value-type="string" calcext:value-type="string">
            <text:p>Capex</text:p>
          </table:table-cell>
          <table:table-cell table:style-name="ce58" office:value-type="currency" office:currency="EUR" office:value="-50000" calcext:value-type="currency">
            <text:p>-€ 50,000</text:p>
          </table:table-cell>
          <table:table-cell table:style-name="ce45" table:number-columns-repeated="5"/>
          <table:table-cell table:number-columns-repeated="16377"/>
        </table:table-row>
        <table:table-row table:style-name="ro1">
          <table:table-cell table:style-name="ce56" office:value-type="string" calcext:value-type="string">
            <text:p>Flussi di cassa</text:p>
          </table:table-cell>
          <table:table-cell table:style-name="ce59" table:formula="of:=SUM([.B23:.B25])" office:value-type="currency" office:currency="EUR" office:value="-50000" calcext:value-type="currency">
            <text:p>-€ 50,000</text:p>
          </table:table-cell>
          <table:table-cell table:style-name="ce59" table:formula="of:=SUM([.C23:.C25])" office:value-type="currency" office:currency="EUR" office:value="-202000" calcext:value-type="currency">
            <text:p>-€ 202,000</text:p>
          </table:table-cell>
          <table:table-cell table:style-name="ce59" table:formula="of:=SUM([.D23:.D25])" office:value-type="currency" office:currency="EUR" office:value="-202000" calcext:value-type="currency">
            <text:p>-€ 202,000</text:p>
          </table:table-cell>
          <table:table-cell table:style-name="ce59" table:formula="of:=SUM([.E23:.E25])" office:value-type="currency" office:currency="EUR" office:value="13400" calcext:value-type="currency">
            <text:p>€ 13,400</text:p>
          </table:table-cell>
          <table:table-cell table:style-name="ce59" table:formula="of:=SUM([.F23:.F25])" office:value-type="currency" office:currency="EUR" office:value="95040" calcext:value-type="currency">
            <text:p>€ 95,040</text:p>
          </table:table-cell>
          <table:table-cell table:style-name="ce59" table:formula="of:=SUM([.G23:.G25])" office:value-type="currency" office:currency="EUR" office:value="182040" calcext:value-type="currency">
            <text:p>€ 182,040</text:p>
          </table:table-cell>
          <table:table-cell table:style-name="ce56"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liquota fiscale</text:p>
          </table:table-cell>
          <table:table-cell table:style-name="ce60" office:value-type="percentage" office:value="0.4" calcext:value-type="percentage">
            <text:p>40.00%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0.6" calcext:value-type="float">
            <text:p>0.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gma_i</text:p>
          </table:table-cell>
          <table:table-cell table:style-name="ce60" office:value-type="percentage" office:value="0.02" calcext:value-type="percentage">
            <text:p>2.00%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gma_m</text:p>
          </table:table-cell>
          <table:table-cell table:style-name="ce60" office:value-type="percentage" office:value="0.01" calcext:value-type="percentage">
            <text:p>1.00%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RP</text:p>
          </table:table-cell>
          <table:table-cell table:style-name="ce60" office:value-type="percentage" office:value="0.05" calcext:value-type="percentage">
            <text:p>5.00%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f</text:p>
          </table:table-cell>
          <table:table-cell table:style-name="ce60" office:value-type="percentage" office:value="0.035" calcext:value-type="percentage">
            <text:p>3.50%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pha</text:p>
          </table:table-cell>
          <table:table-cell table:style-name="ce60" office:value-type="percentage" office:value="0.025" calcext:value-type="percentage">
            <text:p>2.50%</text:p>
          </table:table-cell>
          <table:table-cell table:style-name="ce60" office:value-type="percentage" office:value="0.02" calcext:value-type="percentage">
            <text:p>2.00%</text:p>
          </table:table-cell>
          <table:table-cell table:style-name="ce60" office:value-type="percentage" office:value="0.015" calcext:value-type="percentage">
            <text:p>1.50%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</text:p>
          </table:table-cell>
          <table:table-cell table:style-name="ce61" office:value-type="float" office:value="100000" calcext:value-type="float">
            <text:p>100,000</text:p>
          </table:table-cell>
          <table:table-cell table:style-name="ce60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D</text:p>
          </table:table-cell>
          <table:table-cell table:style-name="ce61" office:value-type="float" office:value="10000" calcext:value-type="float">
            <text:p>10,000</text:p>
          </table:table-cell>
          <table:table-cell table:style-name="ce60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C</text:p>
          </table:table-cell>
          <table:table-cell table:style-name="ce61" office:value-type="float" office:value="2000" calcext:value-type="float">
            <text:p>2,000</text:p>
          </table:table-cell>
          <table:table-cell table:style-name="ce60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D (%)</text:p>
          </table:table-cell>
          <table:table-cell table:style-name="ce60" table:formula="of:=[.B37]/[.B36]" office:value-type="percentage" office:value="0.1" calcext:value-type="percentage">
            <text:p>10.00%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 (%)</text:p>
          </table:table-cell>
          <table:table-cell table:style-name="ce60" table:formula="of:=([.B36]-[.B37])/[.B36]" office:value-type="percentage" office:value="0.9" calcext:value-type="percentage">
            <text:p>90.00%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owth</text:p>
          </table:table-cell>
          <table:table-cell table:style-name="ce60" office:value-type="percentage" office:value="0.03" calcext:value-type="percentage">
            <text:p>3.00%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/E</text:p>
          </table:table-cell>
          <table:table-cell office:value-type="float" office:value="68.13" calcext:value-type="float">
            <text:p>68.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/Sales</text:p>
          </table:table-cell>
          <table:table-cell office:value-type="float" office:value="35.65" calcext:value-type="float">
            <text:p>35.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/EBITDA</text:p>
          </table:table-cell>
          <table:table-cell office:value-type="float" office:value="56.12" calcext:value-type="float">
            <text:p>56.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RR</text:p>
          </table:table-cell>
          <table:table-cell table:style-name="ce60" office:value-type="percentage" office:value="0.5" calcext:value-type="percentage">
            <text:p>50.00%</text:p>
          </table:table-cell>
          <table:table-cell table:number-columns-repeated="16382"/>
        </table:table-row>
        <table:table-row table:style-name="ro1">
          <table:table-cell/>
          <table:table-cell table:style-name="ce60"/>
          <table:table-cell table:number-columns-repeated="16382"/>
        </table:table-row>
        <table:table-row table:style-name="ro1">
          <table:table-cell office:value-type="string" calcext:value-type="string">
            <text:p>n</text:p>
          </table:table-cell>
          <table:table-cell table:style-name="ce61" office:value-type="float" office:value="250000" calcext:value-type="float">
            <text:p>250,00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56" office:value-type="string" calcext:value-type="string">
            <text:p>Trovo bet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eta</text:p>
          </table:table-cell>
          <table:table-cell table:formula="of:=[.B30]*[.B31]/[.B32]" office:value-type="float" office:value="1.2" calcext:value-type="float">
            <text:p>1.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</text:p>
          </table:table-cell>
          <table:table-cell table:style-name="ce60" table:formula="of:=[.$B$34]+[.$B$52]*[.$B$33]+[.B35]" office:value-type="percentage" office:value="0.12" calcext:value-type="percentage">
            <text:p>12.00%</text:p>
          </table:table-cell>
          <table:table-cell table:style-name="ce60" table:formula="of:=[.$B$34]+[.$B$52]*[.$B$33]+[.C35]" office:value-type="percentage" office:value="0.115" calcext:value-type="percentage">
            <text:p>11.50%</text:p>
          </table:table-cell>
          <table:table-cell table:style-name="ce60" table:formula="of:=[.$B$34]+[.$B$52]*[.$B$33]+[.D35]" office:value-type="percentage" office:value="0.11" calcext:value-type="percentage">
            <text:p>11.00%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d</text:p>
          </table:table-cell>
          <table:table-cell table:style-name="ce60" table:formula="of:=[.B53]/2" office:value-type="percentage" office:value="0.06" calcext:value-type="percentage">
            <text:p>6.00%</text:p>
          </table:table-cell>
          <table:table-cell table:style-name="ce60" table:formula="of:=[.C53]/2" office:value-type="percentage" office:value="0.0575" calcext:value-type="percentage">
            <text:p>5.75%</text:p>
          </table:table-cell>
          <table:table-cell table:style-name="ce60" table:formula="of:=[.D53]/2" office:value-type="percentage" office:value="0.055" calcext:value-type="percentage">
            <text:p>5.50%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ACC</text:p>
          </table:table-cell>
          <table:table-cell table:style-name="ce60" table:formula="of:=[.$B$39]*(1-[.$B$28])*[.B54]+[.$B$40]*[.B53]" office:value-type="percentage" office:value="0.1116" calcext:value-type="percentage">
            <text:p>11.16%</text:p>
          </table:table-cell>
          <table:table-cell table:style-name="ce60" table:formula="of:=[.$B$39]*(1-[.$B$28])*[.C54]+[.$B$40]*[.C53]" office:value-type="percentage" office:value="0.10695" calcext:value-type="percentage">
            <text:p>10.70%</text:p>
          </table:table-cell>
          <table:table-cell table:style-name="ce60" table:formula="of:=[.$B$39]*(1-[.$B$28])*[.D54]+[.$B$40]*[.D53]" office:value-type="percentage" office:value="0.1023" calcext:value-type="percentage">
            <text:p>10.23%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V</text:p>
          </table:table-cell>
          <table:table-cell table:style-name="ce45" table:formula="of:=[.G26]*(1+[.B41])/([.D55]-[.B41])" office:value-type="currency" office:currency="EUR" office:value="2593377.593361" calcext:value-type="currency">
            <text:p>€ 2,593,378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/>
          <table:table-cell table:style-name="ce56" office:value-type="float" office:value="2024" calcext:value-type="float">
            <text:p>2024</text:p>
          </table:table-cell>
          <table:table-cell table:style-name="ce56" office:value-type="float" office:value="2025" calcext:value-type="float">
            <text:p>2025</text:p>
          </table:table-cell>
          <table:table-cell table:style-name="ce56" office:value-type="float" office:value="2026" calcext:value-type="float">
            <text:p>2026</text:p>
          </table:table-cell>
          <table:table-cell table:style-name="ce56" office:value-type="float" office:value="2027" calcext:value-type="float">
            <text:p>2027</text:p>
          </table:table-cell>
          <table:table-cell table:style-name="ce56" office:value-type="float" office:value="2028" calcext:value-type="float">
            <text:p>2028</text:p>
          </table:table-cell>
          <table:table-cell table:style-name="ce56" office:value-type="float" office:value="2029" calcext:value-type="float">
            <text:p>20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CC</text:p>
          </table:table-cell>
          <table:table-cell table:style-name="ce60" table:formula="of:=[.B55]" office:value-type="percentage" office:value="0.1116" calcext:value-type="percentage">
            <text:p>11.16%</text:p>
          </table:table-cell>
          <table:table-cell table:style-name="ce60" table:formula="of:=[.B55]" office:value-type="percentage" office:value="0.1116" calcext:value-type="percentage">
            <text:p>11.16%</text:p>
          </table:table-cell>
          <table:table-cell table:style-name="ce60" table:formula="of:=[.B55]" office:value-type="percentage" office:value="0.1116" calcext:value-type="percentage">
            <text:p>11.16%</text:p>
          </table:table-cell>
          <table:table-cell table:style-name="ce60" table:formula="of:=[.C55]" office:value-type="percentage" office:value="0.10695" calcext:value-type="percentage">
            <text:p>10.70%</text:p>
          </table:table-cell>
          <table:table-cell table:style-name="ce60" table:formula="of:=[.E61]" office:value-type="percentage" office:value="0.10695" calcext:value-type="percentage">
            <text:p>10.70%</text:p>
          </table:table-cell>
          <table:table-cell table:style-name="ce60" table:formula="of:=[.F61]" office:value-type="percentage" office:value="0.10695" calcext:value-type="percentage">
            <text:p>10.7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CF</text:p>
          </table:table-cell>
          <table:table-cell table:style-name="ce58" table:formula="of:=[.B26]" office:value-type="currency" office:currency="EUR" office:value="-50000" calcext:value-type="currency">
            <text:p>-€ 50,000</text:p>
          </table:table-cell>
          <table:table-cell table:style-name="ce45" table:formula="of:=[.C26]/((1+[.C61])^[.C59])" office:value-type="currency" office:currency="EUR" office:value="-181720.043181" calcext:value-type="currency">
            <text:p>-€ 181,720</text:p>
          </table:table-cell>
          <table:table-cell table:style-name="ce45" table:formula="of:=[.D26]/((1+[.D61])^[.D59])" office:value-type="currency" office:currency="EUR" office:value="-163476.109374775" calcext:value-type="currency">
            <text:p>-€ 163,476</text:p>
          </table:table-cell>
          <table:table-cell table:style-name="ce45" table:formula="of:=[.E26]/((1+[.E61])^[.E59])" office:value-type="currency" office:currency="EUR" office:value="9879.17740996159" calcext:value-type="currency">
            <text:p>€ 9,879</text:p>
          </table:table-cell>
          <table:table-cell table:style-name="ce45" table:formula="of:=[.F26]/((1+[.F61])^[.F59])" office:value-type="currency" office:currency="EUR" office:value="63298.6443887938" calcext:value-type="currency">
            <text:p>€ 63,299</text:p>
          </table:table-cell>
          <table:table-cell table:style-name="ce45" table:formula="of:=[.G26]/((1+[.G61])^[.G59])" office:value-type="currency" office:currency="EUR" office:value="109528.415207908" calcext:value-type="currency">
            <text:p>€ 109,5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V</text:p>
          </table:table-cell>
          <table:table-cell table:number-columns-repeated="5"/>
          <table:table-cell table:style-name="ce45" table:formula="of:=[.B57]/((1+[.G61])^[.G59])" office:value-type="currency" office:currency="EUR" office:value="1560363.31485679" calcext:value-type="currency">
            <text:p>€ 1,560,363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AN 1</text:p>
          </table:table-cell>
          <table:table-cell table:style-name="ce45" table:formula="of:=SUM([.B62:.D62])" office:value-type="currency" office:currency="EUR" office:value="-395196.152555776" calcext:value-type="currency">
            <text:p>-€ 395,19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N 2</text:p>
          </table:table-cell>
          <table:table-cell table:style-name="ce45" table:formula="of:=SUM([.E62:.G62])" office:value-type="currency" office:currency="EUR" office:value="182706.237006664" calcext:value-type="currency">
            <text:p>€ 182,7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N 3</text:p>
          </table:table-cell>
          <table:table-cell table:style-name="ce45" table:formula="of:=[.G63]" office:value-type="currency" office:currency="EUR" office:value="1560363.31485679" calcext:value-type="currency">
            <text:p>€ 1,560,363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_A</text:p>
          </table:table-cell>
          <table:table-cell table:style-name="ce45" table:formula="of:=SUM([.B65:.B67])" office:value-type="currency" office:currency="EUR" office:value="1347873.39930767" calcext:value-type="currency">
            <text:p>€ 1,347,8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_E</text:p>
          </table:table-cell>
          <table:table-cell table:style-name="ce58" table:formula="of:=[.B69]-([.B37]-[.B38])" office:value-type="currency" office:currency="EUR" office:value="1339873.39930767" calcext:value-type="currency">
            <text:p>€ 1,339,8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_m</text:p>
          </table:table-cell>
          <table:table-cell table:style-name="ce62" table:formula="of:=[.B70]/[.$B$48]" office:value-type="currency" office:currency="EUR" office:value="5.3594935972307" calcext:value-type="currency">
            <text:p>€ 5.36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56" office:value-type="string" calcext:value-type="string">
            <text:p>VC metho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Usando P/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_E (anno 5)</text:p>
          </table:table-cell>
          <table:table-cell table:style-name="ce58" table:formula="of:=[.B43]*[.G23]" office:value-type="currency" office:currency="EUR" office:value="12402385.2" calcext:value-type="currency">
            <text:p>€ 12,402,3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_E (anno 0)</text:p>
          </table:table-cell>
          <table:table-cell table:style-name="ce58" table:formula="of:=[.B76]/((1+[.$B$46])^5)" office:value-type="currency" office:currency="EUR" office:value="1633235.91111111" calcext:value-type="currency">
            <text:p>€ 1,633,23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_m</text:p>
          </table:table-cell>
          <table:table-cell table:style-name="ce62" table:formula="of:=[.B77]/[.$B$48]" office:value-type="currency" office:currency="EUR" office:value="6.53294364444444" calcext:value-type="currency">
            <text:p>€ 6.53</text:p>
          </table:table-cell>
          <table:table-cell table:number-columns-repeated="16382"/>
        </table:table-row>
        <table:table-row table:style-name="ro1">
          <table:table-cell/>
          <table:table-cell table:style-name="ce62"/>
          <table:table-cell table:number-columns-repeated="16382"/>
        </table:table-row>
        <table:table-row table:style-name="ro1">
          <table:table-cell office:value-type="string" calcext:value-type="string">
            <text:p>Usando EV/Sales</text:p>
          </table:table-cell>
          <table:table-cell table:style-name="ce58"/>
          <table:table-cell table:number-columns-repeated="16382"/>
        </table:table-row>
        <table:table-row table:style-name="ro1">
          <table:table-cell office:value-type="string" calcext:value-type="string">
            <text:p>W_A (anno 5)</text:p>
          </table:table-cell>
          <table:table-cell table:style-name="ce58" table:formula="of:=[.B44]*[.G9]" office:value-type="currency" office:currency="EUR" office:value="20677000" calcext:value-type="currency">
            <text:p>€ 20,677,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_A (anno 0)</text:p>
          </table:table-cell>
          <table:table-cell table:style-name="ce58" table:formula="of:=[.B81]/((1+[.$B$46])^5)" office:value-type="currency" office:currency="EUR" office:value="2722897.11934156" calcext:value-type="currency">
            <text:p>€ 2,722,8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_E</text:p>
          </table:table-cell>
          <table:table-cell table:style-name="ce58" table:formula="of:=[.B82]-([.$B$37]-[.$B$38])" office:value-type="currency" office:currency="EUR" office:value="2714897.11934156" calcext:value-type="currency">
            <text:p>€ 2,714,89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_m</text:p>
          </table:table-cell>
          <table:table-cell table:style-name="ce62" table:formula="of:=[.B83]/[.$B$48]" office:value-type="currency" office:currency="EUR" office:value="10.8595884773663" calcext:value-type="currency">
            <text:p>€ 10.86</text:p>
          </table:table-cell>
          <table:table-cell table:number-columns-repeated="16382"/>
        </table:table-row>
        <table:table-row table:style-name="ro1">
          <table:table-cell/>
          <table:table-cell table:style-name="ce58"/>
          <table:table-cell table:number-columns-repeated="16382"/>
        </table:table-row>
        <table:table-row table:style-name="ro1">
          <table:table-cell office:value-type="string" calcext:value-type="string">
            <text:p>Usando EV/EBITDA</text:p>
          </table:table-cell>
          <table:table-cell table:style-name="ce58"/>
          <table:table-cell table:number-columns-repeated="16382"/>
        </table:table-row>
        <table:table-row table:style-name="ro1">
          <table:table-cell office:value-type="string" calcext:value-type="string">
            <text:p>W_A (anno 5)</text:p>
          </table:table-cell>
          <table:table-cell table:style-name="ce58" table:formula="of:=[.B45]*[.G19]" office:value-type="currency" office:currency="EUR" office:value="17026808" calcext:value-type="currency">
            <text:p>€ 17,026,8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_A (anno 0)</text:p>
          </table:table-cell>
          <table:table-cell table:style-name="ce58" table:formula="of:=[.B87]/((1+[.$B$46])^5)" office:value-type="currency" office:currency="EUR" office:value="2242213.39917695" calcext:value-type="currency">
            <text:p>€ 2,242,2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_E</text:p>
          </table:table-cell>
          <table:table-cell table:style-name="ce58" table:formula="of:=[.B88]-([.$B$37]-[.$B$38])" office:value-type="currency" office:currency="EUR" office:value="2234213.39917695" calcext:value-type="currency">
            <text:p>€ 2,234,2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_m</text:p>
          </table:table-cell>
          <table:table-cell table:style-name="ce62" table:formula="of:=[.B89]/[.$B$48]" office:value-type="currency" office:currency="EUR" office:value="8.93685359670782" calcext:value-type="currency">
            <text:p>€ 8.94</text:p>
          </table:table-cell>
          <table:table-cell table:number-columns-repeated="16382"/>
        </table:table-row>
        <table:table-row table:style-name="ro1" table:number-rows-repeated="104848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sercizio 3" table:style-name="ta1">
        <office:forms form:automatic-focus="false" form:apply-design-mode="false"/>
        <table:table-column table:style-name="co12" table:default-cell-style-name="ce30"/>
        <table:table-column table:style-name="co13" table:default-cell-style-name="ce30"/>
        <table:table-column table:style-name="co9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9" table:number-columns-repeated="16378" table:default-cell-style-name="ce30"/>
        <table:table-row table:style-name="ro1">
          <table:table-cell/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/>
          <table:table-cell table:style-name="ce56" office:value-type="string" calcext:value-type="string">
            <text:p>2021E</text:p>
          </table:table-cell>
          <table:table-cell table:style-name="ce56" office:value-type="string" calcext:value-type="string">
            <text:p>2022E</text:p>
          </table:table-cell>
          <table:table-cell table:style-name="ce56" office:value-type="string" calcext:value-type="string">
            <text:p>2023E</text:p>
          </table:table-cell>
          <table:table-cell table:style-name="ce56" office:value-type="string" calcext:value-type="string">
            <text:p>2024E</text:p>
          </table:table-cell>
          <table:table-cell table:style-name="ce56" office:value-type="string" calcext:value-type="string">
            <text:p>2025E</text:p>
          </table:table-cell>
          <table:table-cell table:number-columns-repeated="16378"/>
        </table:table-row>
        <table:table-row table:style-name="ro1">
          <table:table-cell table:style-name="ce66" office:value-type="string" calcext:value-type="string">
            <text:p>N. unità vendute</text:p>
          </table:table-cell>
          <table:table-cell table:style-name="ce66" table:number-columns-repeated="2"/>
          <table:table-cell table:style-name="ce66" office:value-type="float" office:value="30000" calcext:value-type="float">
            <text:p>30,000</text:p>
          </table:table-cell>
          <table:table-cell table:style-name="ce66" office:value-type="float" office:value="40000" calcext:value-type="float">
            <text:p>40,000</text:p>
          </table:table-cell>
          <table:table-cell table:style-name="ce66" office:value-type="float" office:value="50000" calcext:value-type="float">
            <text:p>50,000</text:p>
          </table:table-cell>
          <table:table-cell table:style-name="ce78" table:number-columns-repeated="16378"/>
        </table:table-row>
        <table:table-row table:style-name="ro1">
          <table:table-cell table:style-name="ce66" office:value-type="string" calcext:value-type="string">
            <text:p>prezzo unitario</text:p>
          </table:table-cell>
          <table:table-cell table:style-name="ce66" table:number-columns-repeated="2"/>
          <table:table-cell table:style-name="ce106" office:value-type="currency" office:currency="EUR" office:value="500" calcext:value-type="currency">
            <text:p>€ 500</text:p>
          </table:table-cell>
          <table:table-cell table:style-name="ce106" table:formula="of:=[.D4]" office:value-type="currency" office:currency="EUR" office:value="500" calcext:value-type="currency">
            <text:p>€ 500</text:p>
          </table:table-cell>
          <table:table-cell table:style-name="ce106" table:formula="of:=[.E4]" office:value-type="currency" office:currency="EUR" office:value="500" calcext:value-type="currency">
            <text:p>€ 500</text:p>
          </table:table-cell>
          <table:table-cell table:style-name="ce78" table:number-columns-repeated="16378"/>
        </table:table-row>
        <table:table-row table:style-name="ro1">
          <table:table-cell office:value-type="string" calcext:value-type="string">
            <text:p>Ricavi vendita B2C</text:p>
          </table:table-cell>
          <table:table-cell table:number-columns-repeated="2"/>
          <table:table-cell table:style-name="ce58" table:formula="of:=[.D3]*[.D4]" office:value-type="currency" office:currency="EUR" office:value="15000000" calcext:value-type="currency">
            <text:p>€ 15,000,000</text:p>
          </table:table-cell>
          <table:table-cell table:style-name="ce58" table:formula="of:=[.E3]*[.E4]" office:value-type="currency" office:currency="EUR" office:value="20000000" calcext:value-type="currency">
            <text:p>€ 20,000,000</text:p>
          </table:table-cell>
          <table:table-cell table:style-name="ce58" table:formula="of:=[.F3]*[.F4]" office:value-type="currency" office:currency="EUR" office:value="25000000" calcext:value-type="currency">
            <text:p>€ 25,000,0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lusvalenza Brevetto</text:p>
          </table:table-cell>
          <table:table-cell/>
          <table:table-cell table:style-name="ce103" table:number-columns-repeated="2"/>
          <table:table-cell table:style-name="ce58" table:formula="of:=ABS([.E27])-(ABS([.B25])+SUM([.C17:.E17]))" office:value-type="currency" office:currency="EUR" office:value="6250" calcext:value-type="currency">
            <text:p>€ 6,250</text:p>
          </table:table-cell>
          <table:table-cell table:number-columns-repeated="16379"/>
        </table:table-row>
        <table:table-row table:style-name="ro1">
          <table:table-cell table:style-name="ce56" office:value-type="string" calcext:value-type="string">
            <text:p>Totale ricavi</text:p>
          </table:table-cell>
          <table:table-cell table:style-name="ce56"/>
          <table:table-cell table:style-name="ce65"/>
          <table:table-cell table:style-name="ce65" table:formula="of:=SUM([.D5:.D6])" office:value-type="currency" office:currency="EUR" office:value="15000000" calcext:value-type="currency">
            <text:p>€ 15,000,000.00</text:p>
          </table:table-cell>
          <table:table-cell table:style-name="ce59" table:formula="of:=SUM([.E5:.E6])" office:value-type="currency" office:currency="EUR" office:value="20006250" calcext:value-type="currency">
            <text:p>€ 20,006,250</text:p>
          </table:table-cell>
          <table:table-cell table:style-name="ce56" table:formula="of:=SUM([.F5:.F6])" office:value-type="float" office:value="25000000" calcext:value-type="float">
            <text:p>25000000</text:p>
          </table:table-cell>
          <table:table-cell table:number-columns-repeated="16378"/>
        </table:table-row>
        <table:table-row table:style-name="ro1">
          <table:table-cell table:style-name="ce78" office:value-type="string" calcext:value-type="string">
            <text:p>Costo variabile unitario</text:p>
          </table:table-cell>
          <table:table-cell table:style-name="ce78"/>
          <table:table-cell table:style-name="ce104"/>
          <table:table-cell table:style-name="ce106" office:value-type="currency" office:currency="EUR" office:value="-350" calcext:value-type="currency">
            <text:p>-€ 350</text:p>
          </table:table-cell>
          <table:table-cell table:style-name="ce106" table:formula="of:=[.D8]" office:value-type="currency" office:currency="EUR" office:value="-350" calcext:value-type="currency">
            <text:p>-€ 350</text:p>
          </table:table-cell>
          <table:table-cell table:style-name="ce106" table:formula="of:=[.E8]" office:value-type="currency" office:currency="EUR" office:value="-350" calcext:value-type="currency">
            <text:p>-€ 350</text:p>
          </table:table-cell>
          <table:table-cell table:style-name="ce78" table:number-columns-repeated="16378"/>
        </table:table-row>
        <table:table-row table:style-name="ro1">
          <table:table-cell office:value-type="string" calcext:value-type="string">
            <text:p>Costo variabile totale</text:p>
          </table:table-cell>
          <table:table-cell/>
          <table:table-cell table:style-name="ce103"/>
          <table:table-cell table:style-name="ce58" table:formula="of:=[.D8]*[.D3]" office:value-type="currency" office:currency="EUR" office:value="-10500000" calcext:value-type="currency">
            <text:p>-€ 10,500,000</text:p>
          </table:table-cell>
          <table:table-cell table:style-name="ce58" table:formula="of:=[.E8]*[.E3]" office:value-type="currency" office:currency="EUR" office:value="-14000000" calcext:value-type="currency">
            <text:p>-€ 14,000,000</text:p>
          </table:table-cell>
          <table:table-cell table:style-name="ce58" table:formula="of:=[.F8]*[.F3]" office:value-type="currency" office:currency="EUR" office:value="-17500000" calcext:value-type="currency">
            <text:p>-€ 17,500,0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sti di progettazione</text:p>
          </table:table-cell>
          <table:table-cell table:style-name="ce58" office:value-type="currency" office:currency="EUR" office:value="-50000" calcext:value-type="currency">
            <text:p>-€ 50,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sti indiretti di produzione</text:p>
          </table:table-cell>
          <table:table-cell/>
          <table:table-cell table:style-name="ce103"/>
          <table:table-cell table:style-name="ce58" office:value-type="currency" office:currency="EUR" office:value="-50000" calcext:value-type="currency">
            <text:p>-€ 50,000</text:p>
          </table:table-cell>
          <table:table-cell table:style-name="ce58" table:formula="of:=[.D11]" office:value-type="currency" office:currency="EUR" office:value="-50000" calcext:value-type="currency">
            <text:p>-€ 50,000</text:p>
          </table:table-cell>
          <table:table-cell table:style-name="ce58" table:formula="of:=[.E11]" office:value-type="currency" office:currency="EUR" office:value="-50000" calcext:value-type="currency">
            <text:p>-€ 50,0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GA</text:p>
          </table:table-cell>
          <table:table-cell table:style-name="ce58" table:formula="of:=-10000" office:value-type="currency" office:currency="EUR" office:value="-10000" calcext:value-type="currency">
            <text:p>-€ 10,000</text:p>
          </table:table-cell>
          <table:table-cell table:style-name="ce58" table:formula="of:=[.B12]" office:value-type="currency" office:currency="EUR" office:value="-10000" calcext:value-type="currency">
            <text:p>-€ 10,000</text:p>
          </table:table-cell>
          <table:table-cell table:style-name="ce58" table:formula="of:=[.C12]" office:value-type="currency" office:currency="EUR" office:value="-10000" calcext:value-type="currency">
            <text:p>-€ 10,000</text:p>
          </table:table-cell>
          <table:table-cell table:style-name="ce58" table:formula="of:=[.D12]" office:value-type="currency" office:currency="EUR" office:value="-10000" calcext:value-type="currency">
            <text:p>-€ 10,000</text:p>
          </table:table-cell>
          <table:table-cell table:style-name="ce58" table:formula="of:=[.E12]" office:value-type="currency" office:currency="EUR" office:value="-10000" calcext:value-type="currency">
            <text:p>-€ 10,000</text:p>
          </table:table-cell>
          <table:table-cell table:number-columns-repeated="16378"/>
        </table:table-row>
        <table:table-row table:style-name="ro1">
          <table:table-cell table:style-name="ce56" office:value-type="string" calcext:value-type="string">
            <text:p>Totale costi </text:p>
          </table:table-cell>
          <table:table-cell table:style-name="ce59" table:formula="of:=SUM([.B9:.B12])" office:value-type="currency" office:currency="EUR" office:value="-60000" calcext:value-type="currency">
            <text:p>-€ 60,000</text:p>
          </table:table-cell>
          <table:table-cell table:style-name="ce59" table:formula="of:=SUM([.C9:.C12])" office:value-type="currency" office:currency="EUR" office:value="-10000" calcext:value-type="currency">
            <text:p>-€ 10,000</text:p>
          </table:table-cell>
          <table:table-cell table:style-name="ce59" table:formula="of:=SUM([.D9:.D12])" office:value-type="currency" office:currency="EUR" office:value="-10560000" calcext:value-type="currency">
            <text:p>-€ 10,560,000</text:p>
          </table:table-cell>
          <table:table-cell table:style-name="ce59" table:formula="of:=SUM([.E9:.E12])" office:value-type="currency" office:currency="EUR" office:value="-14060000" calcext:value-type="currency">
            <text:p>-€ 14,060,000</text:p>
          </table:table-cell>
          <table:table-cell table:style-name="ce59" table:formula="of:=SUM([.F9:.F12])" office:value-type="currency" office:currency="EUR" office:value="-17560000" calcext:value-type="currency">
            <text:p>-€ 17,560,000</text:p>
          </table:table-cell>
          <table:table-cell table:style-name="ce56" table:number-columns-repeated="16378"/>
        </table:table-row>
        <table:table-row table:style-name="ro1">
          <table:table-cell table:style-name="ce56" office:value-type="string" calcext:value-type="string">
            <text:p>EBITDA</text:p>
          </table:table-cell>
          <table:table-cell table:style-name="ce59" table:formula="of:=[.B7]+[.B13]" office:value-type="currency" office:currency="EUR" office:value="-60000" calcext:value-type="currency">
            <text:p>-€ 60,000</text:p>
          </table:table-cell>
          <table:table-cell table:style-name="ce59" table:formula="of:=[.C7]+[.C13]" office:value-type="currency" office:currency="EUR" office:value="-10000" calcext:value-type="currency">
            <text:p>-€ 10,000</text:p>
          </table:table-cell>
          <table:table-cell table:style-name="ce59" table:formula="of:=[.D7]+[.D13]" office:value-type="currency" office:currency="EUR" office:value="4440000" calcext:value-type="currency">
            <text:p>€ 4,440,000</text:p>
          </table:table-cell>
          <table:table-cell table:style-name="ce59" table:formula="of:=[.E7]+[.E13]" office:value-type="currency" office:currency="EUR" office:value="5946250" calcext:value-type="currency">
            <text:p>€ 5,946,250</text:p>
          </table:table-cell>
          <table:table-cell table:style-name="ce59" table:formula="of:=[.F7]+[.F13]" office:value-type="currency" office:currency="EUR" office:value="7440000" calcext:value-type="currency">
            <text:p>€ 7,440,000</text:p>
          </table:table-cell>
          <table:table-cell table:style-name="ce56" table:number-columns-repeated="16378"/>
        </table:table-row>
        <table:table-row table:style-name="ro1">
          <table:table-cell office:value-type="string" calcext:value-type="string">
            <text:p>Ammortamento Capex 2021</text:p>
          </table:table-cell>
          <table:table-cell/>
          <table:table-cell table:style-name="ce58" table:formula="of:=[.$B$24]/8" office:value-type="currency" office:currency="EUR" office:value="-12500" calcext:value-type="currency">
            <text:p>-€ 12,500</text:p>
          </table:table-cell>
          <table:table-cell table:style-name="ce58" table:formula="of:=[.C15]" office:value-type="currency" office:currency="EUR" office:value="-12500" calcext:value-type="currency">
            <text:p>-€ 12,500</text:p>
          </table:table-cell>
          <table:table-cell table:style-name="ce58" table:formula="of:=[.D15]" office:value-type="currency" office:currency="EUR" office:value="-12500" calcext:value-type="currency">
            <text:p>-€ 12,500</text:p>
          </table:table-cell>
          <table:table-cell table:style-name="ce58" table:formula="of:=[.E15]" office:value-type="currency" office:currency="EUR" office:value="-12500" calcext:value-type="currency">
            <text:p>-€ 12,5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mmortamento Capex 2022</text:p>
          </table:table-cell>
          <table:table-cell table:number-columns-repeated="2"/>
          <table:table-cell table:style-name="ce58" table:formula="of:=[.$C$24]/8" office:value-type="currency" office:currency="EUR" office:value="-18750" calcext:value-type="currency">
            <text:p>-€ 18,750</text:p>
          </table:table-cell>
          <table:table-cell table:style-name="ce58" table:formula="of:=[.D16]" office:value-type="currency" office:currency="EUR" office:value="-18750" calcext:value-type="currency">
            <text:p>-€ 18,750</text:p>
          </table:table-cell>
          <table:table-cell table:style-name="ce58" table:formula="of:=[.E16]" office:value-type="currency" office:currency="EUR" office:value="-18750" calcext:value-type="currency">
            <text:p>-€ 18,7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mmortamento Brevetto</text:p>
          </table:table-cell>
          <table:table-cell/>
          <table:table-cell table:style-name="ce103" table:formula="of:=[.$B$25]/8" office:value-type="currency" office:currency="EUR" office:value="-8750" calcext:value-type="currency">
            <text:p>-€ 8,750.00</text:p>
          </table:table-cell>
          <table:table-cell table:style-name="ce103" table:formula="of:=[.C17]" office:value-type="currency" office:currency="EUR" office:value="-8750" calcext:value-type="currency">
            <text:p>-€ 8,750.00</text:p>
          </table:table-cell>
          <table:table-cell table:style-name="ce103" table:formula="of:=[.D17]" office:value-type="currency" office:currency="EUR" office:value="-8750" calcext:value-type="currency">
            <text:p>-€ 8,750.00</text:p>
          </table:table-cell>
          <table:table-cell table:style-name="ce103"/>
          <table:table-cell table:number-columns-repeated="16378"/>
        </table:table-row>
        <table:table-row table:style-name="ro1">
          <table:table-cell table:style-name="ce56" office:value-type="string" calcext:value-type="string">
            <text:p>EBIT</text:p>
          </table:table-cell>
          <table:table-cell table:style-name="ce59" table:formula="of:=SUM([.B14:.B17])" office:value-type="currency" office:currency="EUR" office:value="-60000" calcext:value-type="currency">
            <text:p>-€ 60,000</text:p>
          </table:table-cell>
          <table:table-cell table:style-name="ce59" table:formula="of:=SUM([.C14:.C17])" office:value-type="currency" office:currency="EUR" office:value="-31250" calcext:value-type="currency">
            <text:p>-€ 31,250</text:p>
          </table:table-cell>
          <table:table-cell table:style-name="ce59" table:formula="of:=SUM([.D14:.D17])" office:value-type="currency" office:currency="EUR" office:value="4400000" calcext:value-type="currency">
            <text:p>€ 4,400,000</text:p>
          </table:table-cell>
          <table:table-cell table:style-name="ce59" table:formula="of:=SUM([.E14:.E17])" office:value-type="currency" office:currency="EUR" office:value="5906250" calcext:value-type="currency">
            <text:p>€ 5,906,250</text:p>
          </table:table-cell>
          <table:table-cell table:style-name="ce59" table:formula="of:=SUM([.F14:.F17])" office:value-type="currency" office:currency="EUR" office:value="7408750" calcext:value-type="currency">
            <text:p>€ 7,408,750</text:p>
          </table:table-cell>
          <table:table-cell table:style-name="ce56" table:number-columns-repeated="16378"/>
        </table:table-row>
        <table:table-row table:style-name="ro1">
          <table:table-cell office:value-type="string" calcext:value-type="string">
            <text:p>Imposte</text:p>
          </table:table-cell>
          <table:table-cell table:style-name="ce58" table:formula="of:=-MAX([.B18]*[.$B$30];0)" office:value-type="currency" office:currency="EUR" office:value="-0" calcext:value-type="currency">
            <text:p>€ 0</text:p>
          </table:table-cell>
          <table:table-cell table:style-name="ce58" table:formula="of:=-MAX([.C18]*[.$B$30];0)" office:value-type="currency" office:currency="EUR" office:value="-0" calcext:value-type="currency">
            <text:p>€ 0</text:p>
          </table:table-cell>
          <table:table-cell table:style-name="ce58" table:formula="of:=-MAX([.D18]*[.$B$30];0)" office:value-type="currency" office:currency="EUR" office:value="-1540000" calcext:value-type="currency">
            <text:p>-€ 1,540,000</text:p>
          </table:table-cell>
          <table:table-cell table:style-name="ce58" table:formula="of:=-MAX([.E18]*[.$B$30];0)" office:value-type="currency" office:currency="EUR" office:value="-2067187.5" calcext:value-type="currency">
            <text:p>-€ 2,067,188</text:p>
          </table:table-cell>
          <table:table-cell table:style-name="ce58" table:formula="of:=-MAX([.F18]*[.$B$30];0)" office:value-type="currency" office:currency="EUR" office:value="-2593062.5" calcext:value-type="currency">
            <text:p>-€ 2,593,063</text:p>
          </table:table-cell>
          <table:table-cell table:number-columns-repeated="16378"/>
        </table:table-row>
        <table:table-row table:style-name="ro1">
          <table:table-cell table:style-name="ce56" office:value-type="string" calcext:value-type="string">
            <text:p>Utile Netto</text:p>
          </table:table-cell>
          <table:table-cell table:style-name="ce59" table:formula="of:=SUM([.B18:.B19])" office:value-type="currency" office:currency="EUR" office:value="-60000" calcext:value-type="currency">
            <text:p>-€ 60,000</text:p>
          </table:table-cell>
          <table:table-cell table:style-name="ce59" table:formula="of:=SUM([.C18:.C19])" office:value-type="currency" office:currency="EUR" office:value="-31250" calcext:value-type="currency">
            <text:p>-€ 31,250</text:p>
          </table:table-cell>
          <table:table-cell table:style-name="ce59" table:formula="of:=SUM([.D18:.D19])" office:value-type="currency" office:currency="EUR" office:value="2860000" calcext:value-type="currency">
            <text:p>€ 2,860,000</text:p>
          </table:table-cell>
          <table:table-cell table:style-name="ce59" table:formula="of:=SUM([.E18:.E19])" office:value-type="currency" office:currency="EUR" office:value="3839062.5" calcext:value-type="currency">
            <text:p>€ 3,839,063</text:p>
          </table:table-cell>
          <table:table-cell table:style-name="ce59" table:formula="of:=SUM([.F18:.F19])" office:value-type="currency" office:currency="EUR" office:value="4815687.5" calcext:value-type="currency">
            <text:p>€ 4,815,68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mmortamento Capex 2021</text:p>
          </table:table-cell>
          <table:table-cell table:style-name="ce59"/>
          <table:table-cell table:style-name="ce105" table:formula="of:=-[.C15]" office:value-type="currency" office:currency="EUR" office:value="12500" calcext:value-type="currency">
            <text:p>€ 12,500</text:p>
          </table:table-cell>
          <table:table-cell table:style-name="ce105" table:formula="of:=-[.D15]" office:value-type="currency" office:currency="EUR" office:value="12500" calcext:value-type="currency">
            <text:p>€ 12,500</text:p>
          </table:table-cell>
          <table:table-cell table:style-name="ce105" table:formula="of:=-[.E15]" office:value-type="currency" office:currency="EUR" office:value="12500" calcext:value-type="currency">
            <text:p>€ 12,500</text:p>
          </table:table-cell>
          <table:table-cell table:style-name="ce105" table:formula="of:=-[.F15]" office:value-type="currency" office:currency="EUR" office:value="12500" calcext:value-type="currency">
            <text:p>€ 12,5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mmortamento Capex 2022</text:p>
          </table:table-cell>
          <table:table-cell table:style-name="ce59"/>
          <table:table-cell table:style-name="ce105"/>
          <table:table-cell table:style-name="ce105" table:formula="of:=-[.D16]" office:value-type="currency" office:currency="EUR" office:value="18750" calcext:value-type="currency">
            <text:p>€ 18,750</text:p>
          </table:table-cell>
          <table:table-cell table:style-name="ce105" table:formula="of:=-[.E16]" office:value-type="currency" office:currency="EUR" office:value="18750" calcext:value-type="currency">
            <text:p>€ 18,750</text:p>
          </table:table-cell>
          <table:table-cell table:style-name="ce105" table:formula="of:=-[.F16]" office:value-type="currency" office:currency="EUR" office:value="18750" calcext:value-type="currency">
            <text:p>€ 18,7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mmortamento Brevetto</text:p>
          </table:table-cell>
          <table:table-cell table:style-name="ce59"/>
          <table:table-cell table:style-name="ce105" table:formula="of:=-[.C17]" office:value-type="currency" office:currency="EUR" office:value="8750" calcext:value-type="currency">
            <text:p>€ 8,750</text:p>
          </table:table-cell>
          <table:table-cell table:style-name="ce105" table:formula="of:=-[.D17]" office:value-type="currency" office:currency="EUR" office:value="8750" calcext:value-type="currency">
            <text:p>€ 8,750</text:p>
          </table:table-cell>
          <table:table-cell table:style-name="ce105" table:formula="of:=-[.E17]" office:value-type="currency" office:currency="EUR" office:value="8750" calcext:value-type="currency">
            <text:p>€ 8,750</text:p>
          </table:table-cell>
          <table:table-cell table:style-name="ce105"/>
          <table:table-cell table:number-columns-repeated="16378"/>
        </table:table-row>
        <table:table-row table:style-name="ro1">
          <table:table-cell office:value-type="string" calcext:value-type="string">
            <text:p>Capex</text:p>
          </table:table-cell>
          <table:table-cell table:style-name="ce58" office:value-type="currency" office:currency="EUR" office:value="-100000" calcext:value-type="currency">
            <text:p>-€ 100,000</text:p>
          </table:table-cell>
          <table:table-cell table:style-name="ce58" office:value-type="currency" office:currency="EUR" office:value="-150000" calcext:value-type="currency">
            <text:p>-€ 150,0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vestimento Brevetto</text:p>
          </table:table-cell>
          <table:table-cell table:style-name="ce58" office:value-type="currency" office:currency="EUR" office:value="-70000" calcext:value-type="currency">
            <text:p>-€ 70,000</text:p>
          </table:table-cell>
          <table:table-cell table:number-columns-repeated="2"/>
          <table:table-cell table:style-name="ce58"/>
          <table:table-cell table:number-columns-repeated="16379"/>
        </table:table-row>
        <table:table-row table:style-name="ro1">
          <table:table-cell office:value-type="string" calcext:value-type="string">
            <text:p>Plusvalenza Brevetto</text:p>
          </table:table-cell>
          <table:table-cell table:number-columns-repeated="3"/>
          <table:table-cell table:style-name="ce58" table:formula="of:=-[.E6]" office:value-type="currency" office:currency="EUR" office:value="-6250" calcext:value-type="currency">
            <text:p>-€ 6,25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casso brevetto</text:p>
          </table:table-cell>
          <table:table-cell table:number-columns-repeated="3"/>
          <table:table-cell table:style-name="ce58" office:value-type="currency" office:currency="EUR" office:value="50000" calcext:value-type="currency">
            <text:p>€ 50,000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Flussi di cassa</text:p>
          </table:table-cell>
          <table:table-cell table:style-name="ce59" table:formula="of:=SUM([.B20:.B27])" office:value-type="currency" office:currency="EUR" office:value="-230000" calcext:value-type="currency">
            <text:p>-€ 230,000</text:p>
          </table:table-cell>
          <table:table-cell table:style-name="ce59" table:formula="of:=SUM([.C20:.C27])" office:value-type="currency" office:currency="EUR" office:value="-160000" calcext:value-type="currency">
            <text:p>-€ 160,000</text:p>
          </table:table-cell>
          <table:table-cell table:style-name="ce59" table:formula="of:=SUM([.D20:.D27])" office:value-type="currency" office:currency="EUR" office:value="2900000" calcext:value-type="currency">
            <text:p>€ 2,900,000</text:p>
          </table:table-cell>
          <table:table-cell table:style-name="ce59" table:formula="of:=SUM([.E20:.E27])" office:value-type="currency" office:currency="EUR" office:value="3922812.5" calcext:value-type="currency">
            <text:p>€ 3,922,813</text:p>
          </table:table-cell>
          <table:table-cell table:style-name="ce59" table:formula="of:=SUM([.F20:.F27])" office:value-type="currency" office:currency="EUR" office:value="4846937.5" calcext:value-type="currency">
            <text:p>€ 4,846,938</text:p>
          </table:table-cell>
          <table:table-cell table:style-name="ce59"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liquota fiscale</text:p>
          </table:table-cell>
          <table:table-cell table:style-name="ce60" office:value-type="percentage" office:value="0.35" calcext:value-type="percentage">
            <text:p>35.00%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f</text:p>
          </table:table-cell>
          <table:table-cell table:style-name="ce60" office:value-type="percentage" office:value="0.035" calcext:value-type="percentage">
            <text:p>3.50%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a</text:p>
          </table:table-cell>
          <table:table-cell office:value-type="float" office:value="1.75" calcext:value-type="float">
            <text:p>1.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RP</text:p>
          </table:table-cell>
          <table:table-cell table:style-name="ce60" office:value-type="percentage" office:value="0.054" calcext:value-type="percentage">
            <text:p>5.40%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pha (small size)</text:p>
          </table:table-cell>
          <table:table-cell table:style-name="ce60" office:value-type="percentage" office:value="0.03" calcext:value-type="percentage">
            <text:p>3.00%</text:p>
          </table:table-cell>
          <table:table-cell table:style-name="ce60" office:value-type="percentage" office:value="0.025" calcext:value-type="percentage">
            <text:p>2.50%</text:p>
          </table:table-cell>
          <table:table-cell table:style-name="ce60" office:value-type="percentage" office:value="0.02" calcext:value-type="percentage">
            <text:p>2.00%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ke</text:p>
          </table:table-cell>
          <table:table-cell table:style-name="ce60" table:formula="of:=[.$B$32]+[.$B$33]*[.$B$34]+[.B35]" office:value-type="percentage" office:value="0.1595" calcext:value-type="percentage">
            <text:p>15.95%</text:p>
          </table:table-cell>
          <table:table-cell table:style-name="ce60" table:formula="of:=[.$B$32]+[.$B$33]*[.$B$34]+[.C35]" office:value-type="percentage" office:value="0.1545" calcext:value-type="percentage">
            <text:p>15.45%</text:p>
          </table:table-cell>
          <table:table-cell table:style-name="ce60" table:formula="of:=[.$B$32]+[.$B$33]*[.$B$34]+[.D35]" office:value-type="percentage" office:value="0.1495" calcext:value-type="percentage">
            <text:p>14.95%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35" calcext:value-type="float">
            <text:p>135</text:p>
          </table:table-cell>
          <table:table-cell table:style-name="ce61" office:value-type="float" office:value="200" calcext:value-type="float">
            <text:p>200</text:p>
          </table:table-cell>
          <table:table-cell office:value-type="float" office:value="350" calcext:value-type="float">
            <text:p>35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</text:p>
          </table:table-cell>
          <table:table-cell table:formula="of:=[.B39]-[.B40]" office:value-type="float" office:value="15" calcext:value-type="float">
            <text:p>15</text:p>
          </table:table-cell>
          <table:table-cell table:formula="of:=[.C39]-[.C40]" office:value-type="float" office:value="50" calcext:value-type="float">
            <text:p>50</text:p>
          </table:table-cell>
          <table:table-cell table:formula="of:=[.D39]-[.D40]" office:value-type="float" office:value="150" calcext:value-type="float">
            <text:p>15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 (%)</text:p>
          </table:table-cell>
          <table:table-cell table:style-name="ce60" table:formula="of:=[.B40]/[.B39]" office:value-type="percentage" office:value="0.9" calcext:value-type="percentage">
            <text:p>90.00%</text:p>
          </table:table-cell>
          <table:table-cell table:style-name="ce60" table:formula="of:=[.C40]/[.C39]" office:value-type="percentage" office:value="0.8" calcext:value-type="percentage">
            <text:p>80.00%</text:p>
          </table:table-cell>
          <table:table-cell table:style-name="ce60" table:formula="of:=[.D40]/[.D39]" office:value-type="percentage" office:value="0.7" calcext:value-type="percentage">
            <text:p>70.00%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 (%)</text:p>
          </table:table-cell>
          <table:table-cell table:style-name="ce60" table:formula="of:=[.B41]/[.B39]" office:value-type="percentage" office:value="0.1" calcext:value-type="percentage">
            <text:p>10.00%</text:p>
          </table:table-cell>
          <table:table-cell table:style-name="ce60" table:formula="of:=[.C41]/[.C39]" office:value-type="percentage" office:value="0.2" calcext:value-type="percentage">
            <text:p>20.00%</text:p>
          </table:table-cell>
          <table:table-cell table:style-name="ce60" table:formula="of:=[.D41]/[.D39]" office:value-type="percentage" office:value="0.3" calcext:value-type="percentage">
            <text:p>30.00%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kd</text:p>
          </table:table-cell>
          <table:table-cell table:style-name="ce60" office:value-type="percentage" office:value="0.06" calcext:value-type="percentage">
            <text:p>6.00%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ACC</text:p>
          </table:table-cell>
          <table:table-cell table:style-name="ce60" table:formula="of:=[.$B$46]*[.B44]*(1-[.$B$30])+[.B37]*[.B43]" office:value-type="percentage" office:value="0.14745" calcext:value-type="percentage">
            <text:p>14.75%</text:p>
          </table:table-cell>
          <table:table-cell table:style-name="ce60" table:formula="of:=[.$B$46]*[.C44]*(1-[.$B$30])+[.C37]*[.C43]" office:value-type="percentage" office:value="0.1314" calcext:value-type="percentage">
            <text:p>13.14%</text:p>
          </table:table-cell>
          <table:table-cell table:style-name="ce60" table:formula="of:=[.$B$46]*[.D44]*(1-[.$B$30])+[.D37]*[.D43]" office:value-type="percentage" office:value="0.11635" calcext:value-type="percentage">
            <text:p>11.64%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ACC</text:p>
          </table:table-cell>
          <table:table-cell table:style-name="ce60" table:formula="of:=[.B48]" office:value-type="percentage" office:value="0.14745" calcext:value-type="percentage">
            <text:p>14.75%</text:p>
          </table:table-cell>
          <table:table-cell table:style-name="ce60" table:formula="of:=[.B51]" office:value-type="percentage" office:value="0.14745" calcext:value-type="percentage">
            <text:p>14.75%</text:p>
          </table:table-cell>
          <table:table-cell table:style-name="ce60" table:formula="of:=[.C48]" office:value-type="percentage" office:value="0.1314" calcext:value-type="percentage">
            <text:p>13.14%</text:p>
          </table:table-cell>
          <table:table-cell table:style-name="ce60" table:formula="of:=[.D51]" office:value-type="percentage" office:value="0.1314" calcext:value-type="percentage">
            <text:p>13.14%</text:p>
          </table:table-cell>
          <table:table-cell table:style-name="ce60" table:formula="of:=[.E51]" office:value-type="percentage" office:value="0.1314" calcext:value-type="percentage">
            <text:p>13.14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CF</text:p>
          </table:table-cell>
          <table:table-cell table:style-name="ce58" table:formula="of:=[.B28]/((1+[.B51])^[.B50])" office:value-type="currency" office:currency="EUR" office:value="-200444.463811059" calcext:value-type="currency">
            <text:p>-€ 200,444</text:p>
          </table:table-cell>
          <table:table-cell table:style-name="ce58" table:formula="of:=[.C28]/((1+[.C51])^[.C50])" office:value-type="currency" office:currency="EUR" office:value="-121521.309860123" calcext:value-type="currency">
            <text:p>-€ 121,521</text:p>
          </table:table-cell>
          <table:table-cell table:style-name="ce58" table:formula="of:=[.D28]/((1+[.D51])^[.D50])" office:value-type="currency" office:currency="EUR" office:value="2002393.72063612" calcext:value-type="currency">
            <text:p>€ 2,002,394</text:p>
          </table:table-cell>
          <table:table-cell table:style-name="ce58" table:formula="of:=[.E28]/((1+[.E51])^[.E50])" office:value-type="currency" office:currency="EUR" office:value="2394047.99584064" calcext:value-type="currency">
            <text:p>€ 2,394,048</text:p>
          </table:table-cell>
          <table:table-cell table:style-name="ce58" table:formula="of:=[.F28]/((1+[.F51])^[.F50])" office:value-type="currency" office:currency="EUR" office:value="2614487.36657174" calcext:value-type="currency">
            <text:p>€ 2,614,48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rowth rate</text:p>
          </table:table-cell>
          <table:table-cell table:style-name="ce60" office:value-type="percentage" office:value="0.065" calcext:value-type="percentage">
            <text:p>6.50%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V (anno 5)</text:p>
          </table:table-cell>
          <table:table-cell table:style-name="ce45" table:formula="of:=[.F28]*(1+[.B54])/([.D48]-[.B54])" office:value-type="currency" office:currency="EUR" office:value="100525578.140214" calcext:value-type="currency">
            <text:p>€ 100,525,578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AN 1</text:p>
          </table:table-cell>
          <table:table-cell table:style-name="ce58" table:formula="of:=SUM([.B52:.C52])" office:value-type="currency" office:currency="EUR" office:value="-321965.773671182" calcext:value-type="currency">
            <text:p>-€ 321,96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N 2</text:p>
          </table:table-cell>
          <table:table-cell table:style-name="ce58" table:formula="of:=SUM([.D52:.F52])" office:value-type="currency" office:currency="EUR" office:value="7010929.0830485" calcext:value-type="currency">
            <text:p>€ 7,010,9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N 3</text:p>
          </table:table-cell>
          <table:table-cell table:style-name="ce58" table:formula="of:=[.B55]/((1+[.D48])^[.F50])" office:value-type="currency" office:currency="EUR" office:value="57979530.7216383" calcext:value-type="currency">
            <text:p>€ 57,979,53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_A</text:p>
          </table:table-cell>
          <table:table-cell table:style-name="ce58" table:formula="of:=SUM([.B57:.B59])" office:value-type="currency" office:currency="EUR" office:value="64668494.0310156" calcext:value-type="currency">
            <text:p>€ 64,668,49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_E</text:p>
          </table:table-cell>
          <table:table-cell table:style-name="ce58" table:formula="of:=[.B61]-(([.B41]-[.B42])*10^6)" office:value-type="currency" office:currency="EUR" office:value="54668494.0310156" calcext:value-type="currency">
            <text:p>€ 54,668,494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2</text:p>
          </table:table-cell>
          <table:table-cell table:style-name="ce61" office:value-type="float" office:value="1000000" calcext:value-type="float">
            <text:p>1,000,000</text:p>
          </table:table-cell>
          <table:table-cell table:number-columns-repeated="16382"/>
        </table:table-row>
        <table:table-row table:style-name="ro1">
          <table:table-cell table:style-name="ce56" office:value-type="string" calcext:value-type="string">
            <text:p>p</text:p>
          </table:table-cell>
          <table:table-cell table:style-name="ce65" table:formula="of:=[.B62]/[.B64]" office:value-type="currency" office:currency="EUR" office:value="54.6684940310156" calcext:value-type="currency">
            <text:p>€ 54.67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56" office:value-type="string" calcext:value-type="string">
            <text:p>VC metho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/E</text:p>
          </table:table-cell>
          <table:table-cell office:value-type="float" office:value="68.13" calcext:value-type="float">
            <text:p>68.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/Sales</text:p>
          </table:table-cell>
          <table:table-cell office:value-type="float" office:value="35.65" calcext:value-type="float">
            <text:p>35.6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/EBITDA</text:p>
          </table:table-cell>
          <table:table-cell office:value-type="float" office:value="56.12" calcext:value-type="float">
            <text:p>56.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RR</text:p>
          </table:table-cell>
          <table:table-cell table:style-name="ce60" office:value-type="percentage" office:value="0.5" calcext:value-type="percentage">
            <text:p>50.00%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02" office:value-type="string" calcext:value-type="string">
            <text:p>Usando P/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_E (anno 5)</text:p>
          </table:table-cell>
          <table:table-cell table:style-name="ce58" table:formula="of:=[.B69]*[.F20]" office:value-type="currency" office:currency="EUR" office:value="328092789.375" calcext:value-type="currency">
            <text:p>€ 328,092,78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_E (anno 0)</text:p>
          </table:table-cell>
          <table:table-cell table:style-name="ce58" table:formula="of:=[.B75]/((1+[.B72])^5)" office:value-type="currency" office:currency="EUR" office:value="43205634.8148148" calcext:value-type="currency">
            <text:p>€ 43,205,635</text:p>
          </table:table-cell>
          <table:table-cell table:number-columns-repeated="16382"/>
        </table:table-row>
        <table:table-row table:style-name="ro1">
          <table:table-cell table:style-name="ce56" office:value-type="string" calcext:value-type="string">
            <text:p>p2</text:p>
          </table:table-cell>
          <table:table-cell table:style-name="ce65" table:formula="of:=[.B76]/[.$B$64]" office:value-type="currency" office:currency="EUR" office:value="43.2056348148148" calcext:value-type="currency">
            <text:p>€ 43.2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02" office:value-type="string" calcext:value-type="string">
            <text:p>Usando EV/Sal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_A (anno 5)</text:p>
          </table:table-cell>
          <table:table-cell table:style-name="ce58" table:formula="of:=[.B70]*[.F5]" office:value-type="currency" office:currency="EUR" office:value="891250000" calcext:value-type="currency">
            <text:p>€ 891,250,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_A (anno 0)</text:p>
          </table:table-cell>
          <table:table-cell table:style-name="ce58" table:formula="of:=[.B80]/((1+[.B72])^5)" office:value-type="currency" office:currency="EUR" office:value="117366255.144033" calcext:value-type="currency">
            <text:p>€ 117,366,25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_E</text:p>
          </table:table-cell>
          <table:table-cell table:style-name="ce58" table:formula="of:=[.B81]--(([.$B$41]-[.$B$42])*(10^6))" office:value-type="currency" office:currency="EUR" office:value="127366255.144033" calcext:value-type="currency">
            <text:p>€ 127,366,255</text:p>
          </table:table-cell>
          <table:table-cell table:number-columns-repeated="16382"/>
        </table:table-row>
        <table:table-row table:style-name="ro1">
          <table:table-cell table:style-name="ce56" office:value-type="string" calcext:value-type="string">
            <text:p>p2</text:p>
          </table:table-cell>
          <table:table-cell table:style-name="ce65" table:formula="of:=[.B82]/[.$B$64]" office:value-type="currency" office:currency="EUR" office:value="127.366255144033" calcext:value-type="currency">
            <text:p>€ 127.37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02" office:value-type="string" calcext:value-type="string">
            <text:p>Usando EV/EBITD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_A (anno 5)</text:p>
          </table:table-cell>
          <table:table-cell table:style-name="ce58" table:formula="of:=[.B71]*[.F14]" office:value-type="currency" office:currency="EUR" office:value="417532800" calcext:value-type="currency">
            <text:p>€ 417,532,8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_A (anno 0)</text:p>
          </table:table-cell>
          <table:table-cell table:style-name="ce58" table:formula="of:=[.B86]/((1+[.B72])^5)" office:value-type="currency" office:currency="EUR" office:value="54983743.2098765" calcext:value-type="currency">
            <text:p>€ 54,983,7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_E</text:p>
          </table:table-cell>
          <table:table-cell table:style-name="ce58" table:formula="of:=[.B87]--(([.$B$41]-[.$B$42])*(10^6))" office:value-type="currency" office:currency="EUR" office:value="64983743.2098765" calcext:value-type="currency">
            <text:p>€ 64,983,743</text:p>
          </table:table-cell>
          <table:table-cell table:number-columns-repeated="16382"/>
        </table:table-row>
        <table:table-row table:style-name="ro1">
          <table:table-cell table:style-name="ce56" office:value-type="string" calcext:value-type="string">
            <text:p>p2</text:p>
          </table:table-cell>
          <table:table-cell table:style-name="ce65" table:formula="of:=[.B88]/[.$B$64]" office:value-type="currency" office:currency="EUR" office:value="64.9837432098766" calcext:value-type="currency">
            <text:p>€ 64.98</text:p>
          </table:table-cell>
          <table:table-cell table:number-columns-repeated="16382"/>
        </table:table-row>
        <table:table-row table:style-name="ro1" table:number-rows-repeated="104848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sercizio 4" table:style-name="ta1">
        <table:table-column table:style-name="co9" table:default-cell-style-name="Default"/>
        <table:table-column table:style-name="co9" table:default-cell-style-name="ce73"/>
        <table:table-column table:style-name="co9" table:default-cell-style-name="Default"/>
        <table:table-row table:style-name="ro1">
          <table:table-cell office:value-type="string" calcext:value-type="string">
            <text:p>Punto 1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 table:style-name="ce72" office:value-type="percentage" office:value="0.2" calcext:value-type="percentage">
            <text:p>20%</text:p>
          </table:table-cell>
          <table:table-cell/>
        </table:table-row>
        <table:table-row table:style-name="ro1">
          <table:table-cell office:value-type="string" calcext:value-type="string">
            <text:p>Valore quota</text:p>
          </table:table-cell>
          <table:table-cell office:value-type="currency" office:currency="EUR" office:value="125000" calcext:value-type="currency">
            <text:p>€ 125,000</text:p>
          </table:table-cell>
          <table:table-cell office:value-type="string" calcext:value-type="string">
            <text:p>Q:V=100:A =&gt; A = (V*100)/Q</text:p>
          </table:table-cell>
        </table:table-row>
        <table:table-row table:style-name="ro1">
          <table:table-cell office:value-type="string" calcext:value-type="string">
            <text:p>Post-money</text:p>
          </table:table-cell>
          <table:table-cell table:formula="of:=[.B4]/[.B3]" office:value-type="currency" office:currency="EUR" office:value="625000" calcext:value-type="currency">
            <text:p>€ 625,000</text:p>
          </table:table-cell>
          <table:table-cell/>
        </table:table-row>
        <table:table-row table:style-name="ro1">
          <table:table-cell office:value-type="string" calcext:value-type="string">
            <text:p>Pre-money</text:p>
          </table:table-cell>
          <table:table-cell table:formula="of:=[.B5]-[.B4]" office:value-type="currency" office:currency="EUR" office:value="500000" calcext:value-type="currency">
            <text:p>€ 500,000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Punto 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 table:style-name="ce72" office:value-type="percentage" office:value="0.25" calcext:value-type="percentage">
            <text:p>25%</text:p>
          </table:table-cell>
          <table:table-cell/>
        </table:table-row>
        <table:table-row table:style-name="ro1">
          <table:table-cell office:value-type="string" calcext:value-type="string">
            <text:p>Valore quota</text:p>
          </table:table-cell>
          <table:table-cell office:value-type="currency" office:currency="EUR" office:value="125000" calcext:value-type="currency">
            <text:p>€ 125,000</text:p>
          </table:table-cell>
          <table:table-cell/>
        </table:table-row>
        <table:table-row table:style-name="ro1">
          <table:table-cell office:value-type="string" calcext:value-type="string">
            <text:p>Post-money</text:p>
          </table:table-cell>
          <table:table-cell table:formula="of:=[.B10]/[.B9]" office:value-type="currency" office:currency="EUR" office:value="500000" calcext:value-type="currency">
            <text:p>€ 500,000</text:p>
          </table:table-cell>
          <table:table-cell/>
        </table:table-row>
        <table:table-row table:style-name="ro1">
          <table:table-cell office:value-type="string" calcext:value-type="string">
            <text:p>Pre-money</text:p>
          </table:table-cell>
          <table:table-cell table:formula="of:=[.B11]-[.B10]" office:value-type="currency" office:currency="EUR" office:value="375000" calcext:value-type="currency">
            <text:p>€ 375,000</text:p>
          </table:table-cell>
          <table:table-cell/>
        </table:table-row>
      </table:table>
      <table:table table:name="esercizio 5" table:style-name="ta1">
        <table:table-column table:style-name="co9" table:default-cell-style-name="Default"/>
        <table:table-column table:style-name="co9" table:default-cell-style-name="ce74"/>
        <table:table-row table:style-name="ro1">
          <table:table-cell office:value-type="string" calcext:value-type="string">
            <text:p>PUNTO 1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n1</text:p>
          </table:table-cell>
          <table:table-cell office:value-type="float" office:value="125000" calcext:value-type="float">
            <text:p>125,000</text:p>
          </table:table-cell>
        </table:table-row>
        <table:table-row table:style-name="ro1">
          <table:table-cell office:value-type="string" calcext:value-type="string">
            <text:p>delta n</text:p>
          </table:table-cell>
          <table:table-cell office:value-type="float" office:value="50000" calcext:value-type="float">
            <text:p>50,00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75" office:value-type="currency" office:currency="EUR" office:value="2.5" calcext:value-type="currency">
            <text:p>€ 2.50</text:p>
          </table:table-cell>
        </table:table-row>
        <table:table-row table:style-name="ro1">
          <table:table-cell/>
          <table:table-cell table:style-name="ce75"/>
        </table:table-row>
        <table:table-row table:style-name="ro1">
          <table:table-cell office:value-type="string" calcext:value-type="string">
            <text:p>n2</text:p>
          </table:table-cell>
          <table:table-cell table:formula="of:=[.B4]+[.B3]" office:value-type="float" office:value="175000" calcext:value-type="float">
            <text:p>175,000</text:p>
          </table:table-cell>
        </table:table-row>
        <table:table-row table:style-name="ro1">
          <table:table-cell office:value-type="string" calcext:value-type="string">
            <text:p>quota</text:p>
          </table:table-cell>
          <table:table-cell table:style-name="ce76" table:formula="of:=[.B4]/[.B7]" office:value-type="percentage" office:value="0.285714285714286" calcext:value-type="percentage">
            <text:p>28.57%</text:p>
          </table:table-cell>
        </table:table-row>
        <table:table-row table:style-name="ro1">
          <table:table-cell office:value-type="string" calcext:value-type="string">
            <text:p>controvalore</text:p>
          </table:table-cell>
          <table:table-cell table:style-name="ce73" table:formula="of:=[.B5]*[.B4]" office:value-type="currency" office:currency="EUR" office:value="125000" calcext:value-type="currency">
            <text:p>€ 125,000</text:p>
          </table:table-cell>
        </table:table-row>
        <table:table-row table:style-name="ro1">
          <table:table-cell office:value-type="string" calcext:value-type="string">
            <text:p>post-money</text:p>
          </table:table-cell>
          <table:table-cell table:style-name="ce75" table:formula="of:=[.B5]*[.B7]" office:value-type="currency" office:currency="EUR" office:value="437500" calcext:value-type="currency">
            <text:p>€ 437,500.00</text:p>
          </table:table-cell>
        </table:table-row>
        <table:table-row table:style-name="ro1">
          <table:table-cell office:value-type="string" calcext:value-type="string">
            <text:p>pre-money</text:p>
          </table:table-cell>
          <table:table-cell table:style-name="ce75" table:formula="of:=[.B5]*[.B3]" office:value-type="currency" office:currency="EUR" office:value="312500" calcext:value-type="currency">
            <text:p>€ 312,500.00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PUNTO 2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p</text:p>
          </table:table-cell>
          <table:table-cell table:style-name="ce75" office:value-type="currency" office:currency="EUR" office:value="2.25" calcext:value-type="currency">
            <text:p>€ 2.25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float" office:value="125000" calcext:value-type="float">
            <text:p>125,000</text:p>
          </table:table-cell>
        </table:table-row>
        <table:table-row table:style-name="ro1">
          <table:table-cell office:value-type="string" calcext:value-type="string">
            <text:p>delta n</text:p>
          </table:table-cell>
          <table:table-cell office:value-type="float" office:value="50000" calcext:value-type="float">
            <text:p>50,000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n2</text:p>
          </table:table-cell>
          <table:table-cell table:formula="of:=[.B17]+[.B16]" office:value-type="float" office:value="175000" calcext:value-type="float">
            <text:p>175,000</text:p>
          </table:table-cell>
        </table:table-row>
        <table:table-row table:style-name="ro1">
          <table:table-cell office:value-type="string" calcext:value-type="string">
            <text:p>n_investitori</text:p>
          </table:table-cell>
          <table:table-cell table:formula="of:=[.B17]+25000" office:value-type="float" office:value="75000" calcext:value-type="float">
            <text:p>75,000</text:p>
          </table:table-cell>
        </table:table-row>
        <table:table-row table:style-name="ro1">
          <table:table-cell office:value-type="string" calcext:value-type="string">
            <text:p>quota</text:p>
          </table:table-cell>
          <table:table-cell table:style-name="ce76" table:formula="of:=[.B20]/[.B19]" office:value-type="percentage" office:value="0.428571428571429" calcext:value-type="percentage">
            <text:p>42.86%</text:p>
          </table:table-cell>
        </table:table-row>
        <table:table-row table:style-name="ro1">
          <table:table-cell office:value-type="string" calcext:value-type="string">
            <text:p>controvalore</text:p>
          </table:table-cell>
          <table:table-cell table:style-name="ce73" table:formula="of:=[.B15]*[.B20]" office:value-type="currency" office:currency="EUR" office:value="168750" calcext:value-type="currency">
            <text:p>€ 168,750</text:p>
          </table:table-cell>
        </table:table-row>
        <table:table-row table:style-name="ro1">
          <table:table-cell office:value-type="string" calcext:value-type="string">
            <text:p>pre-money</text:p>
          </table:table-cell>
          <table:table-cell table:style-name="ce73" table:formula="of:=[.B15]*[.B16]" office:value-type="currency" office:currency="EUR" office:value="281250" calcext:value-type="currency">
            <text:p>€ 281,250</text:p>
          </table:table-cell>
        </table:table-row>
        <table:table-row table:style-name="ro1">
          <table:table-cell office:value-type="string" calcext:value-type="string">
            <text:p>post-money</text:p>
          </table:table-cell>
          <table:table-cell table:style-name="ce73" table:formula="of:=[.B15]*[.B19]" office:value-type="currency" office:currency="EUR" office:value="393750" calcext:value-type="currency">
            <text:p>€ 393,750</text:p>
          </table:table-cell>
        </table:table-row>
      </table:table>
      <table:table table:name="esercizio 6" table:style-name="ta1">
        <table:table-column table:style-name="co17" table:default-cell-style-name="Default"/>
        <table:table-column table:style-name="co9" table:default-cell-style-name="ce73"/>
        <table:table-column table:style-name="co9" table:default-cell-style-name="Default"/>
        <table:table-row table:style-name="ro1">
          <table:table-cell table:style-name="ce77" office:value-type="string" calcext:value-type="string">
            <text:p>PUNTO 1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 table:style-name="ce76" office:value-type="percentage" office:value="0.15" calcext:value-type="percentage">
            <text:p>15.00%</text:p>
          </table:table-cell>
          <table:table-cell/>
        </table:table-row>
        <table:table-row table:style-name="ro1">
          <table:table-cell office:value-type="string" calcext:value-type="string">
            <text:p>capitale raccolto</text:p>
          </table:table-cell>
          <table:table-cell office:value-type="currency" office:currency="EUR" office:value="125000" calcext:value-type="currency">
            <text:p>€ 125,0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st-money</text:p>
          </table:table-cell>
          <table:table-cell table:formula="of:=[.B4]/[.B3]" office:value-type="currency" office:currency="EUR" office:value="833333.333333333" calcext:value-type="currency">
            <text:p>€ 833,333</text:p>
          </table:table-cell>
          <table:table-cell/>
        </table:table-row>
        <table:table-row table:style-name="ro1">
          <table:table-cell office:value-type="string" calcext:value-type="string">
            <text:p>pre-money</text:p>
          </table:table-cell>
          <table:table-cell table:formula="of:=[.B6]-[.B4]" office:value-type="currency" office:currency="EUR" office:value="708333.333333333" calcext:value-type="currency">
            <text:p>€ 708,333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77" office:value-type="string" calcext:value-type="string">
            <text:p>PUNTO 2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 table:style-name="ce76" office:value-type="percentage" office:value="0.2" calcext:value-type="percentage">
            <text:p>20.00%</text:p>
          </table:table-cell>
          <table:table-cell/>
        </table:table-row>
        <table:table-row table:style-name="ro1">
          <table:table-cell office:value-type="string" calcext:value-type="string">
            <text:p>capitale raccolto</text:p>
          </table:table-cell>
          <table:table-cell office:value-type="currency" office:currency="EUR" office:value="175000" calcext:value-type="currency">
            <text:p>€ 175,0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st-money</text:p>
          </table:table-cell>
          <table:table-cell table:formula="of:=[.B12]/[.B11]" office:value-type="currency" office:currency="EUR" office:value="875000" calcext:value-type="currency">
            <text:p>€ 875,000</text:p>
          </table:table-cell>
          <table:table-cell table:style-name="ce73" table:formula="of:=[.B14]-[.B6]" office:value-type="currency" office:currency="EUR" office:value="41666.6666666666" calcext:value-type="currency">
            <text:p>€ 41,667</text:p>
          </table:table-cell>
        </table:table-row>
        <table:table-row table:style-name="ro1">
          <table:table-cell office:value-type="string" calcext:value-type="string">
            <text:p>pre-money</text:p>
          </table:table-cell>
          <table:table-cell table:formula="of:=[.B14]-[.B12]" office:value-type="currency" office:currency="EUR" office:value="700000" calcext:value-type="currency">
            <text:p>€ 700,000</text:p>
          </table:table-cell>
          <table:table-cell table:style-name="ce73" table:formula="of:=[.B15]-[.B7]" office:value-type="currency" office:currency="EUR" office:value="-8333.33333333337" calcext:value-type="currency">
            <text:p>-€ 8,333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77" office:value-type="string" calcext:value-type="string">
            <text:p>PUNTO 3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79" office:value-type="string" calcext:value-type="string">
            <text:p>prezzo punto 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n1</text:p>
          </table:table-cell>
          <table:table-cell table:style-name="ce74" office:value-type="float" office:value="50000" calcext:value-type="float">
            <text:p>50,000</text:p>
          </table:table-cell>
          <table:table-cell/>
        </table:table-row>
        <table:table-row table:style-name="ro1">
          <table:table-cell office:value-type="string" calcext:value-type="string">
            <text:p>n2</text:p>
          </table:table-cell>
          <table:table-cell table:style-name="ce74" table:formula="of:=[.B20]/(1-[.B3])" office:value-type="float" office:value="58823.5294117647" calcext:value-type="float">
            <text:p>58,824</text:p>
          </table:table-cell>
          <table:table-cell/>
        </table:table-row>
        <table:table-row table:style-name="ro1">
          <table:table-cell office:value-type="string" calcext:value-type="string">
            <text:p>delta n</text:p>
          </table:table-cell>
          <table:table-cell table:style-name="ce74" table:formula="of:=[.B21]-[.B20]" office:value-type="float" office:value="8823.52941176471" calcext:value-type="float">
            <text:p>8,824</text:p>
          </table:table-cell>
          <table:table-cell table:style-name="ce76" table:formula="of:=[.B22]/[.B21]" office:value-type="percentage" office:value="0.15" calcext:value-type="percentage">
            <text:p>15.00%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table:style-name="ce75" table:formula="of:=[.B4]/[.B22]" office:value-type="currency" office:currency="EUR" office:value="14.1666666666667" calcext:value-type="currency">
            <text:p>€ 14.1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79" office:value-type="string" calcext:value-type="string">
            <text:p>prezzo punto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</text:p>
          </table:table-cell>
          <table:table-cell table:style-name="ce74" table:formula="of:=[.B20]/(1-[.B11])" office:value-type="float" office:value="62500" calcext:value-type="float">
            <text:p>62,500</text:p>
          </table:table-cell>
          <table:table-cell/>
        </table:table-row>
        <table:table-row table:style-name="ro1">
          <table:table-cell office:value-type="string" calcext:value-type="string">
            <text:p>delta n</text:p>
          </table:table-cell>
          <table:table-cell table:style-name="ce80" table:formula="of:=[.B26]-[.B20]" office:value-type="float" office:value="12500" calcext:value-type="float">
            <text:p>12,500</text:p>
          </table:table-cell>
          <table:table-cell table:style-name="ce76" table:formula="of:=[.B27]/[.B26]" office:value-type="percentage" office:value="0.2" calcext:value-type="percentage">
            <text:p>20.00%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table:style-name="ce75" table:formula="of:=[.B12]/[.B27]" office:value-type="currency" office:currency="EUR" office:value="14" calcext:value-type="currency">
            <text:p>€ 14.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30P0"/>
    </number:currency-style>
    <number:currency-style style:name="N13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32P0"/>
    </number:currency-style>
    <number:number-style style:name="N133">
      <number:number number:decimal-places="1" number:min-decimal-places="1" number:min-integer-digits="1" number:grouping="true"/>
    </number:number-style>
    <number:currency-style style:name="N135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135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137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137P0"/>
    </number:currency-style>
    <number:percentage-style style:name="N138">
      <number:number number:decimal-places="1" number:min-decimal-places="1" number:min-integer-digits="1"/>
      <number:text>%</number:text>
    </number:percentage-style>
    <number:currency-style style:name="N10130P0" style:volatile="true" number:language="en" number:country="US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0P0"/>
    </number:currency-style>
    <number:currency-style style:name="N10132P0" style:volatile="true" number:language="en" number:country="US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10132" number:language="en" number:country="US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10132P0"/>
    </number:currency-style>
    <number:currency-style style:name="N10134P0" style:volatile="true" number:language="en" number:country="US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10134" number:language="en" number:country="US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10134P0"/>
    </number:currency-style>
    <number:number-style style:name="N10135" number:language="en" number:country="US">
      <number:number number:decimal-places="1" number:min-decimal-places="1" number:min-integer-digits="1" number:grouping="true"/>
    </number:number-style>
    <number:currency-style style:name="N10137P0" style:volatile="true" number:language="en" number:country="US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37" number:language="en" number:country="US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37P0"/>
    </number:currency-style>
    <number:number-style style:name="N20111" number:language="it" number:country="IT">
      <number:number number:decimal-places="1" number:min-decimal-places="1" number:min-integer-digits="1" number:grouping="true"/>
    </number:number-style>
    <number:currency-style style:name="N2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2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20113P0"/>
    </number:currency-style>
    <number:currency-style style:name="N20115P0" style:volatile="true" number:language="it" number:country="IT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20115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20115P0"/>
    </number:currency-style>
    <number:currency-style style:name="N20117P0" style:volatile="true" number:language="it" number:country="IT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20117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2011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/00/0000</text:date>, <text:time style:data-style-name="N2" text:time-value="23:00:12.5760513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faele Mancuso</meta:initial-creator>
    <meta:creation-date>2024-05-31T11:14:19.985225664</meta:creation-date>
    <dc:date>2024-06-16T23:00:30.717693847</dc:date>
    <dc:creator>Raffaele Mancuso</dc:creator>
    <meta:editing-duration>PT5H11M52S</meta:editing-duration>
    <meta:editing-cycles>15</meta:editing-cycles>
    <meta:generator>LibreOffice/24.2.4.2$Linux_X86_64 LibreOffice_project/420$Build-2</meta:generator>
    <meta:document-statistic meta:table-count="6" meta:cell-count="843" meta:object-count="0"/>
  </office:meta>
</office:document-meta>
</file>